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Pictures/2000006B00002282000017550FD20235.wmf" manifest:media-type="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ehtävä3Silmukat" style:family="table">
      <style:table-properties style:width="17cm" table:align="margins"/>
    </style:style>
    <style:style style:name="Tehtävä3Silmukat.A" style:family="table-column">
      <style:table-column-properties style:column-width="3.399cm" style:rel-column-width="13106*"/>
    </style:style>
    <style:style style:name="Tehtävä3Silmukat.C" style:family="table-column">
      <style:table-column-properties style:column-width="3.401cm" style:rel-column-width="13107*"/>
    </style:style>
    <style:style style:name="Tehtävä3Silmukat.E" style:family="table-column">
      <style:table-column-properties style:column-width="3.401cm" style:rel-column-width="13110*"/>
    </style:style>
    <style:style style:name="Tehtävä3Silmukat.A1" style:family="table-cell">
      <style:table-cell-properties fo:padding="0.097cm" fo:border-left="0.05pt solid #000000" fo:border-right="none" fo:border-top="0.05pt solid #000000" fo:border-bottom="0.05pt solid #000000"/>
    </style:style>
    <style:style style:name="Tehtävä3Silmukat.E1" style:family="table-cell">
      <style:table-cell-properties fo:padding="0.097cm" fo:border="0.05pt solid #000000"/>
    </style:style>
    <style:style style:name="Tehtävä3Silmukat.A2" style:family="table-cell">
      <style:table-cell-properties fo:padding="0.097cm" fo:border-left="0.05pt solid #000000" fo:border-right="none" fo:border-top="none" fo:border-bottom="0.05pt solid #000000"/>
    </style:style>
    <style:style style:name="Tehtävä3Silmukat.E2" style:family="table-cell">
      <style:table-cell-properties fo:padding="0.097cm" fo:border-left="0.05pt solid #000000" fo:border-right="0.05pt solid #000000" fo:border-top="none" fo:border-bottom="0.05pt solid #000000"/>
    </style:style>
    <style:style style:name="Tehtävä4Virrat" style:family="table">
      <style:table-properties style:width="17cm" table:align="margins"/>
    </style:style>
    <style:style style:name="Tehtävä4Virrat.A" style:family="table-column">
      <style:table-column-properties style:column-width="5.667cm" style:rel-column-width="21845*"/>
    </style:style>
    <style:style style:name="Tehtävä4Virrat.A1" style:family="table-cell">
      <style:table-cell-properties fo:padding="0.097cm" fo:border-left="0.05pt solid #000000" fo:border-right="none" fo:border-top="0.05pt solid #000000" fo:border-bottom="0.05pt solid #000000"/>
    </style:style>
    <style:style style:name="Tehtävä4Virrat.C1" style:family="table-cell">
      <style:table-cell-properties fo:padding="0.097cm" fo:border="0.05pt solid #000000"/>
    </style:style>
    <style:style style:name="Tehtävä4Virrat.A2" style:family="table-cell">
      <style:table-cell-properties fo:padding="0.097cm" fo:border-left="0.05pt solid #000000" fo:border-right="none" fo:border-top="none" fo:border-bottom="0.05pt solid #000000"/>
    </style:style>
    <style:style style:name="Tehtävä4Virrat.C2" style:family="table-cell">
      <style:table-cell-properties fo:padding="0.097cm" fo:border-left="0.05pt solid #000000" fo:border-right="0.05pt solid #000000" fo:border-top="none" fo:border-bottom="0.05pt solid #000000"/>
    </style:style>
    <style:style style:name="Tehtävä5Virrat" style:family="table">
      <style:table-properties style:width="17cm" table:align="margins"/>
    </style:style>
    <style:style style:name="Tehtävä5Virrat.A" style:family="table-column">
      <style:table-column-properties style:column-width="4.249cm" style:rel-column-width="16383*"/>
    </style:style>
    <style:style style:name="Tehtävä5Virrat.B" style:family="table-column">
      <style:table-column-properties style:column-width="4.251cm" style:rel-column-width="16384*"/>
    </style:style>
    <style:style style:name="Tehtävä5Virrat.A1" style:family="table-cell">
      <style:table-cell-properties fo:padding="0.097cm" fo:border-left="0.05pt solid #000000" fo:border-right="none" fo:border-top="0.05pt solid #000000" fo:border-bottom="0.05pt solid #000000"/>
    </style:style>
    <style:style style:name="Tehtävä5Virrat.D1" style:family="table-cell">
      <style:table-cell-properties fo:padding="0.097cm" fo:border="0.05pt solid #000000"/>
    </style:style>
    <style:style style:name="Tehtävä5Virrat.A2" style:family="table-cell">
      <style:table-cell-properties fo:padding="0.097cm" fo:border-left="0.05pt solid #000000" fo:border-right="none" fo:border-top="none" fo:border-bottom="0.05pt solid #000000"/>
    </style:style>
    <style:style style:name="Tehtävä5Virrat.D2" style:family="table-cell">
      <style:table-cell-properties fo:padding="0.097cm" fo:border-left="0.05pt solid #000000" fo:border-right="0.05pt solid #000000" fo:border-top="none" fo:border-bottom="0.05pt solid #000000"/>
    </style:style>
    <style:style style:name="PorkkanaSähköt" style:family="table">
      <style:table-properties style:width="17cm" table:align="margins"/>
    </style:style>
    <style:style style:name="PorkkanaSähköt.A" style:family="table-column">
      <style:table-column-properties style:column-width="2.125cm" style:rel-column-width="8191*"/>
    </style:style>
    <style:style style:name="PorkkanaSähköt.C" style:family="table-column">
      <style:table-column-properties style:column-width="2.125cm" style:rel-column-width="8192*"/>
    </style:style>
    <style:style style:name="PorkkanaSähköt.H" style:family="table-column">
      <style:table-column-properties style:column-width="2.125cm" style:rel-column-width="8193*"/>
    </style:style>
    <style:style style:name="PorkkanaSähköt.A1" style:family="table-cell">
      <style:table-cell-properties fo:padding="0.097cm" fo:border-left="0.05pt solid #000000" fo:border-right="none" fo:border-top="0.05pt solid #000000" fo:border-bottom="0.05pt solid #000000"/>
    </style:style>
    <style:style style:name="PorkkanaSähköt.H1" style:family="table-cell">
      <style:table-cell-properties fo:padding="0.097cm" fo:border="0.05pt solid #000000"/>
    </style:style>
    <style:style style:name="PorkkanaSähköt.A2" style:family="table-cell">
      <style:table-cell-properties fo:padding="0.097cm" fo:border-left="0.05pt solid #000000" fo:border-right="none" fo:border-top="none" fo:border-bottom="0.05pt solid #000000"/>
    </style:style>
    <style:style style:name="PorkkanaSähköt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break-before="page"/>
      <style:text-properties style:text-position="0% 100%"/>
    </style:style>
    <style:style style:name="P3" style:family="paragraph" style:parent-style-name="Table_20_Contents">
      <style:paragraph-properties fo:break-before="page"/>
      <style:text-properties style:text-position="0% 100%" style:font-name="Times New Roman" style:font-name-asian="DejaVu Sans" style:font-name-complex="Lohit Hindi"/>
    </style:style>
    <style:style style:name="P4" style:family="paragraph" style:parent-style-name="Table_20_Contents">
      <style:text-properties style:text-position="0% 100%"/>
    </style:style>
    <style:style style:name="P5" style:family="paragraph" style:parent-style-name="Table_20_Contents">
      <style:text-properties style:text-position="0% 100%" style:font-name="Times New Roman" style:font-name-asian="DejaVu Sans" style:font-name-complex="Lohit Hindi"/>
    </style:style>
    <style:style style:name="P6" style:family="paragraph" style:parent-style-name="Table_20_Contents">
      <style:text-properties style:text-position="0% 100%" style:font-name="Times New Roman1" style:font-name-asian="Times New Roman1" style:font-name-complex="Times New Roman1"/>
    </style:style>
    <style:style style:name="P7" style:family="paragraph" style:parent-style-name="Standard">
      <style:text-properties style:font-name="Times New Roman" style:font-name-asian="DejaVu Sans" style:font-name-complex="Lohit Hindi"/>
    </style:style>
    <style:style style:name="P8" style:family="paragraph" style:parent-style-name="Table_20_Contents">
      <style:text-properties style:text-position="0% 100%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1" style:font-name-asian="Times New Roman1" style:font-name-complex="Times New Roman1"/>
    </style:style>
    <style:style style:name="T5" style:family="text">
      <style:text-properties style:text-position="0% 100%" style:font-name="Times New Roman1" style:font-name-asian="DejaVu Sans" style:font-name-complex="Lohit Hindi"/>
    </style:style>
    <style:style style:name="T6" style:family="text">
      <style:text-properties style:text-position="0% 100%" style:font-name="Times New Roman" style:font-name-asian="DejaVu Sans" style:font-name-complex="Lohit Hindi"/>
    </style:style>
    <style:style style:name="T7" style:family="text">
      <style:text-properties style:font-name="Times New Roman1" style:font-name-asian="Times New Roman1" style:font-name-complex="Times New Roman1"/>
    </style:style>
    <style:style style:name="T8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sub 58%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sub 58%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51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05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Arrowheads_20_1" draw:marker-start-width="0.199cm" draw:marker-start-center="false" draw:marker-end="Arrowheads_20_1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htävä 1.</text:p>
      <text:p text:style-name="P4"/>
      <text:p text:style-name="P5"/>
      <text:p text:style-name="P5"/>
      <text:p text:style-name="P5">Lasketaan oikeanpuoleinen rinnakkainkytkentä:</text:p>
      <text:p text:style-name="P5"/>
      <text:p text:style-name="P5"><draw:frame draw:style-name="fr1" draw:name="Object41" text:anchor-type="as-char" svg:y="-0.681cm" svg:width="9.613cm" svg:height="1.097cm" draw:z-index="14"><draw:object xlink:href="./Object 41" xlink:type="simple" xlink:show="embed" xlink:actuate="onLoad"/><draw:image xlink:href="./ObjectReplacements/Object 41" xlink:type="simple" xlink:show="embed" xlink:actuate="onLoad"/></draw:frame></text:p>
      <text:p text:style-name="P5"/>
      <text:p text:style-name="P5"><draw:frame draw:style-name="fr1" draw:name="Object42" text:anchor-type="as-char" svg:y="-0.377cm" svg:width="6.182cm" svg:height="0.533cm" draw:z-index="1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"/>
      <text:p text:style-name="P5"><draw:frame draw:style-name="fr1" draw:name="Object43" text:anchor-type="as-char" svg:y="-0.681cm" svg:width="12.181cm" svg:height="1.124cm" draw:z-index="1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5"/>
      <text:p text:style-name="P5"/>
      <text:p text:style-name="P5">Lasketaan Theveninin sijaiskytkennän jännite sijoittamalla jännitelähde sen oikealle paikalle kuvassa (kahden 150 ohmin vastuksen väliin) ja lasketaan jännitehäviöt pisteisiin A ja B.</text:p>
      <text:p text:style-name="P5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I<text:span text:style-name="T1">1 </text:span><text:span text:style-name="T3"><text:s/></text:span></text:p>
          </table:table-cell>
          <table:table-cell table:style-name="Table2.A1" office:value-type="string">
            <text:p text:style-name="Table_20_Contents">I<text:span text:style-name="T1">2 </text:span><text:span text:style-name="T3"><text:s/></text:span></text:p>
          </table:table-cell>
          <table:table-cell table:style-name="Table2.C1" office:value-type="string">
            <text:p text:style-name="Table_20_Contents">U</text:p>
          </table:table-cell>
        </table:table-row>
        <table:table-row>
          <table:table-cell table:style-name="Table2.A2" office:value-type="string">
            <text:p text:style-name="Table_20_Contents">450</text:p>
          </table:table-cell>
          <table:table-cell table:style-name="Table2.A2" office:value-type="string">
            <text:p text:style-name="Table_20_Contents">-60</text:p>
          </table:table-cell>
          <table:table-cell table:style-name="Table2.C2" office:value-type="string">
            <text:p text:style-name="Table_20_Contents">24</text:p>
          </table:table-cell>
        </table:table-row>
        <table:table-row>
          <table:table-cell table:style-name="Table2.A2" office:value-type="string">
            <text:p text:style-name="Table_20_Contents">-60</text:p>
          </table:table-cell>
          <table:table-cell table:style-name="Table2.A2" office:value-type="string">
            <text:p text:style-name="Table_20_Contents">410</text:p>
          </table:table-cell>
          <table:table-cell table:style-name="Table2.C2" office:value-type="string">
            <text:p text:style-name="Table_20_Contents">0</text:p>
          </table:table-cell>
        </table:table-row>
      </table:table>
      <text:p text:style-name="P5"/>
      <text:p text:style-name="P4">Silmukkamenetelmä: (Alkuperäisen kuvan vasen silmukka on I<text:span text:style-name="T1">1 </text:span>)</text:p>
      <text:p text:style-name="P4"/>
      <text:p text:style-name="P4">Simult → </text:p>
      <text:p text:style-name="P4"/>
      <text:p text:style-name="Table_20_Contents"><text:span text:style-name="T3">I</text:span><text:span text:style-name="T1">1 </text:span><text:span text:style-name="T3"><text:s/>= 0.0543...A</text:span></text:p>
      <text:p text:style-name="P5">I<text:span text:style-name="T1">2 </text:span><text:s/>= 7.9 <text:span text:style-name="T7">∙</text:span> 10^(-3) A</text:p>
      <text:p text:style-name="P5"/>
      <text:p text:style-name="P5">Jännitehäviöt:</text:p>
      <text:p text:style-name="P5"/>
      <text:p text:style-name="P5"><draw:frame draw:style-name="fr1" draw:name="Object47" text:anchor-type="as-char" svg:y="-0.386cm" svg:width="5.186cm" svg:height="0.542cm" draw:z-index="1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"><draw:frame draw:style-name="fr1" draw:name="Object48" text:anchor-type="as-char" svg:y="-0.386cm" svg:width="8.55cm" svg:height="0.542cm" draw:z-index="1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5"/>
      <text:p text:style-name="P5"><draw:frame draw:style-name="fr1" draw:name="Object49" text:anchor-type="as-char" svg:y="-0.377cm" svg:width="4.588cm" svg:height="0.533cm" draw:z-index="1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"><draw:g text:anchor-type="paragraph" draw:z-index="12" draw:style-name="gr1"><draw:line draw:style-name="gr11" draw:text-style-name="P12" svg:x1="5.939cm" svg:y1="1.065cm" svg:x2="5.939cm" svg:y2="3.465cm"><text:p/></draw:line><draw:line draw:style-name="gr11" draw:text-style-name="P12" svg:x1="0.337cm" svg:y1="3.565cm" svg:x2="10.237cm" svg:y2="3.565cm"><text:p/></draw:line><draw:line draw:style-name="gr11" draw:text-style-name="P12" svg:x1="0.439cm" svg:y1="16.963cm" svg:x2="0.439cm" svg:y2="15.163cm"><text:p/></draw:line><draw:custom-shape draw:style-name="gr12" draw:text-style-name="P12" svg:width="2.102cm" svg:height="2.301cm" svg:x="-0.564cm" svg:y="12.864cm"><text:p/><draw:enhanced-geometry svg:viewBox="0 0 21600 21600" draw:type="rectangle" draw:enhanced-path="M 0 0 L 21600 0 21600 21600 0 21600 0 0 Z N"/></draw:custom-shape><draw:custom-shape draw:style-name="gr12" draw:text-style-name="P12" svg:width="2.102cm" svg:height="2.301cm" svg:x="-0.564cm" svg:y="8.665cm"><text:p/><draw:enhanced-geometry svg:viewBox="0 0 21600 21600" draw:type="rectangle" draw:enhanced-path="M 0 0 L 21600 0 21600 21600 0 21600 0 0 Z N"/></draw:custom-shape><draw:custom-shape draw:style-name="gr12" draw:text-style-name="P12" svg:width="2.102cm" svg:height="2.301cm" svg:x="-0.564cm" svg:y="16.965cm"><text:p/><draw:enhanced-geometry svg:viewBox="0 0 21600 21600" draw:type="rectangle" draw:enhanced-path="M 0 0 L 21600 0 21600 21600 0 21600 0 0 Z N"/></draw:custom-shape><draw:line draw:style-name="gr11" draw:text-style-name="P12" svg:x1="0.538cm" svg:y1="12.765cm" svg:x2="0.538cm" svg:y2="10.965cm"><text:p/></draw:line><draw:line draw:style-name="gr11" draw:text-style-name="P12" svg:x1="0.337cm" svg:y1="8.565cm" svg:x2="0.437cm" svg:y2="3.465cm"><text:p/></draw:line><draw:line draw:style-name="gr11" draw:text-style-name="P12" svg:x1="0.538cm" svg:y1="23.565cm" svg:x2="0.538cm" svg:y2="19.365cm"><text:p/></draw:line><draw:line draw:style-name="gr11" draw:text-style-name="P12" svg:x1="13.538cm" svg:y1="18.764cm" svg:x2="13.538cm" svg:y2="16.964cm"><text:p/></draw:line><draw:custom-shape draw:style-name="gr12" draw:text-style-name="P12" svg:width="2.102cm" svg:height="2.301cm" svg:x="12.536cm" svg:y="14.665cm"><text:p/><draw:enhanced-geometry svg:viewBox="0 0 21600 21600" draw:type="rectangle" draw:enhanced-path="M 0 0 L 21600 0 21600 21600 0 21600 0 0 Z N"/></draw:custom-shape><draw:custom-shape draw:style-name="gr12" draw:text-style-name="P12" svg:width="2.102cm" svg:height="2.301cm" svg:x="12.536cm" svg:y="10.465cm"><text:p/><draw:enhanced-geometry svg:viewBox="0 0 21600 21600" draw:type="rectangle" draw:enhanced-path="M 0 0 L 21600 0 21600 21600 0 21600 0 0 Z N"/></draw:custom-shape><draw:custom-shape draw:style-name="gr12" draw:text-style-name="P12" svg:width="2.102cm" svg:height="2.301cm" svg:x="12.536cm" svg:y="18.765cm"><text:p/><draw:enhanced-geometry svg:viewBox="0 0 21600 21600" draw:type="rectangle" draw:enhanced-path="M 0 0 L 21600 0 21600 21600 0 21600 0 0 Z N"/></draw:custom-shape><draw:line draw:style-name="gr11" draw:text-style-name="P12" svg:x1="13.637cm" svg:y1="14.565cm" svg:x2="13.637cm" svg:y2="12.765cm"><text:p/></draw:line><draw:line draw:style-name="gr11" draw:text-style-name="P12" svg:x1="13.44cm" svg:y1="10.365cm" svg:x2="13.44cm" svg:y2="8.565cm"><text:p/></draw:line><draw:line draw:style-name="gr11" draw:text-style-name="P12" svg:x1="13.637cm" svg:y1="23.965cm" svg:x2="13.637cm" svg:y2="21.165cm"><text:p/></draw:line><draw:line draw:style-name="gr11" draw:text-style-name="P12" svg:x1="10.237cm" svg:y1="8.565cm" svg:x2="10.237cm" svg:y2="7.565cm"><text:p/></draw:line><draw:line draw:style-name="gr11" draw:text-style-name="P12" svg:x1="7.337cm" svg:y1="8.565cm" svg:x2="13.437cm" svg:y2="8.565cm"><text:p/></draw:line><draw:line draw:style-name="gr11" draw:text-style-name="P12" svg:x1="7.337cm" svg:y1="10.365cm" svg:x2="7.337cm" svg:y2="8.565cm"><text:p/></draw:line><draw:custom-shape draw:style-name="gr12" draw:text-style-name="P12" svg:width="2.102cm" svg:height="2.301cm" svg:x="6.336cm" svg:y="10.365cm"><text:p/><draw:enhanced-geometry svg:viewBox="0 0 21600 21600" draw:type="rectangle" draw:enhanced-path="M 0 0 L 21600 0 21600 21600 0 21600 0 0 Z N"/></draw:custom-shape><draw:line draw:style-name="gr11" draw:text-style-name="P12" svg:x1="7.537cm" svg:y1="23.965cm" svg:x2="7.437cm" svg:y2="12.765cm"><text:p/></draw:line><draw:line draw:style-name="gr11" draw:text-style-name="P12" svg:x1="0.538cm" svg:y1="23.765cm" svg:x2="13.538cm" svg:y2="23.865cm"><text:p/></draw:line><draw:line draw:style-name="gr11" draw:text-style-name="P12" svg:x1="7.538cm" svg:y1="23.765cm" svg:x2="7.538cm" svg:y2="26.165cm"><text:p/></draw:line><draw:frame draw:style-name="gr13" draw:text-style-name="P13" svg:width="2.2cm" svg:height="2.4cm" svg:x="1.837cm" svg:y="8.465cm"><draw:text-box><text:p text:style-name="P10"><text:span text:style-name="T10">150</text:span></text:p></draw:text-box></draw:frame><draw:frame draw:style-name="gr13" draw:text-style-name="P13" svg:width="2.202cm" svg:height="2.4cm" svg:x="1.736cm" svg:y="12.864cm"><draw:text-box><text:p text:style-name="P10"><text:span text:style-name="T10">150</text:span></text:p></draw:text-box></draw:frame><draw:frame draw:style-name="gr13" draw:text-style-name="P13" svg:width="2.2cm" svg:height="2.4cm" svg:x="1.937cm" svg:y="17.265cm"><draw:text-box><text:p text:style-name="P10"><text:span text:style-name="T10">100</text:span></text:p></draw:text-box></draw:frame><draw:frame draw:style-name="gr13" draw:text-style-name="P13" svg:width="2.202cm" svg:height="2.4cm" svg:x="14.736cm" svg:y="10.564cm"><draw:text-box><text:p text:style-name="P10"><text:span text:style-name="T10">100</text:span></text:p></draw:text-box></draw:frame><draw:frame draw:style-name="gr13" draw:text-style-name="P13" svg:width="2.2cm" svg:height="2.4cm" svg:x="14.838cm" svg:y="19.364cm"><draw:text-box><text:p text:style-name="P10"><text:span text:style-name="T10">200</text:span></text:p></draw:text-box></draw:frame><draw:frame draw:style-name="gr13" draw:text-style-name="P13" svg:width="2.2cm" svg:height="2.4cm" svg:x="8.737cm" svg:y="10.866cm"><draw:text-box><text:p text:style-name="P10"><text:span text:style-name="T10">60</text:span></text:p></draw:text-box></draw:frame><draw:custom-shape draw:style-name="gr12" draw:text-style-name="P12" svg:width="2.1cm" svg:height="2.301cm" svg:x="9.137cm" svg:y="5.265cm"><text:p/><draw:enhanced-geometry svg:viewBox="0 0 21600 21600" draw:type="rectangle" draw:enhanced-path="M 0 0 L 21600 0 21600 21600 0 21600 0 0 Z N"/></draw:custom-shape><draw:line draw:style-name="gr11" draw:text-style-name="P12" svg:x1="10.237cm" svg:y1="5.165cm" svg:x2="10.237cm" svg:y2="3.565cm"><text:p/></draw:line><draw:frame draw:style-name="gr13" draw:text-style-name="P13" svg:width="2.2cm" svg:height="2.4cm" svg:x="11.536cm" svg:y="5.465cm"><draw:text-box><text:p text:style-name="P10"><text:span text:style-name="T10">80</text:span></text:p></draw:text-box></draw:frame><draw:frame draw:style-name="gr14" draw:text-style-name="P13" svg:width="3.301cm" svg:height="2.65cm" svg:x="6.437cm" svg:y="-0.035cm"><draw:text-box><text:p text:style-name="P10"><text:span text:style-name="T10">A</text:span></text:p></draw:text-box></draw:frame><draw:frame draw:style-name="gr13" draw:text-style-name="P13" svg:width="2.2cm" svg:height="2.4cm" svg:x="7.936cm" svg:y="25.564cm"><draw:text-box><text:p text:style-name="P10"><text:span text:style-name="T10">B</text:span></text:p></draw:text-box></draw:frame></draw:g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2">Tehtävä 2.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I<text:span text:style-name="T1">1 </text:span><text:span text:style-name="T3"><text:s/></text:span></text:p>
          </table:table-cell>
          <table:table-cell table:style-name="Table1.A1" office:value-type="string">
            <text:p text:style-name="Table_20_Contents">I<text:span text:style-name="T1">2 </text:span><text:span text:style-name="T3"><text:s/></text:span></text:p>
          </table:table-cell>
          <table:table-cell table:style-name="Table1.C1" office:value-type="string">
            <text:p text:style-name="Table_20_Contents">U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-4</text:p>
          </table:table-cell>
          <table:table-cell table:style-name="Table1.C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-4</text:p>
          </table:table-cell>
          <table:table-cell table:style-name="Table1.A2" office:value-type="string">
            <text:p text:style-name="Table_20_Contents">9</text:p>
          </table:table-cell>
          <table:table-cell table:style-name="Table1.C2" office:value-type="string">
            <text:p text:style-name="Table_20_Contents">36</text:p>
          </table:table-cell>
        </table:table-row>
      </table:table>
      <text:p text:style-name="P4"/>
      <text:p text:style-name="P4">Simult → </text:p>
      <text:p text:style-name="P4"/>
      <text:p text:style-name="Table_20_Contents"><text:span text:style-name="T3">I</text:span><text:span text:style-name="T1">1 </text:span><text:span text:style-name="T3"><text:s/>= 5.2105A</text:span></text:p>
      <text:p text:style-name="Table_20_Contents"><text:span text:style-name="T3">I</text:span><text:span text:style-name="T1">2 </text:span><text:span text:style-name="T3"><text:s/>= 6.3157A</text:span></text:p>
      <text:p text:style-name="P4"/>
      <text:p text:style-name="Table_20_Contents"><text:span text:style-name="T3">I</text:span><text:span text:style-name="T1">R1 </text:span><text:span text:style-name="T3"><text:s/>= 5.2105A </text:span><text:span text:style-name="T4">≈ 5.21A</text:span></text:p>
      <text:p text:style-name="Table_20_Contents"><text:span text:style-name="T4">I</text:span><text:span text:style-name="T2">R2 </text:span><text:span text:style-name="T4"><text:s/>= 6.3157A – 5.2105A = 1.1052A ≈ 1.11A</text:span></text:p>
      <text:p text:style-name="Table_20_Contents"><text:span text:style-name="T4">I</text:span><text:span text:style-name="T2">R3 </text:span><text:span text:style-name="T4"><text:s/>= 6.3157A ≈ 6.32A</text:span></text:p>
      <text:p text:style-name="P6"/>
      <text:p text:style-name="Table_20_Contents"><text:span text:style-name="T3">P</text:span><text:span text:style-name="T1">R1 </text:span><text:span text:style-name="T3"><text:s/>= (5.2105A)^2 </text:span><text:span text:style-name="T4">∙</text:span><text:span text:style-name="T6"> 2.0</text:span><text:span text:style-name="T5">Ω</text:span><text:span text:style-name="T3"> = <text:s/>54.298...W </text:span><text:span text:style-name="T4">≈ 54.3W</text:span></text:p>
      <text:p text:style-name="Table_20_Contents"><text:span text:style-name="T4">P</text:span><text:span text:style-name="T2">R2 </text:span><text:span text:style-name="T4"><text:s/>= (1.1052A)^2 ∙</text:span><text:span text:style-name="T6"> 4.0</text:span><text:span text:style-name="T5">Ω</text:span><text:span text:style-name="T4"> = <text:s/>4.8858...W ≈ 4.89W</text:span></text:p>
      <text:p text:style-name="Table_20_Contents"><text:span text:style-name="T4">P</text:span><text:span text:style-name="T2">R3 </text:span><text:span text:style-name="T4"><text:s/>= (6.3157A)^2 ∙</text:span><text:span text:style-name="T6"> 5.0</text:span><text:span text:style-name="T5">Ω</text:span><text:span text:style-name="T4"> = 199.440...W <text:s/>≈ 199W</text:span></text:p>
      <text:p text:style-name="P6"/>
      <text:p text:style-name="P4"/>
      <text:p text:style-name="P4"><draw:g text:anchor-type="paragraph" draw:z-index="11" draw:style-name="gr1"><draw:line draw:style-name="gr8" draw:text-style-name="P9" svg:x1="13.182cm" svg:y1="4.565cm" svg:x2="13.215cm" svg:y2="2.034cm"><text:p/></draw:line><draw:line draw:style-name="gr8" draw:text-style-name="P9" svg:x1="0.522cm" svg:y1="8.043cm" svg:x2="3.818cm" svg:y2="8.003cm"><text:p/></draw:line><draw:line draw:style-name="gr8" draw:text-style-name="P9" svg:x1="13.215cm" svg:y1="8.13cm" svg:x2="13.215cm" svg:y2="5.082cm"><text:p/></draw:line><draw:line draw:style-name="gr8" draw:text-style-name="P9" svg:x1="6.821cm" svg:y1="4.143cm" svg:x2="6.821cm" svg:y2="2.043cm"><text:p/></draw:line><draw:line draw:style-name="gr8" draw:text-style-name="P9" svg:x1="6.821cm" svg:y1="8.043cm" svg:x2="6.821cm" svg:y2="5.843cm"><text:p/></draw:line><draw:line draw:style-name="gr8" draw:text-style-name="P9" svg:x1="0.515cm" svg:y1="4.32cm" svg:x2="0.521cm" svg:y2="2.043cm"><text:p/></draw:line><draw:line draw:style-name="gr8" draw:text-style-name="P9" svg:x1="0.521cm" svg:y1="8.043cm" svg:x2="0.515cm" svg:y2="5.971cm"><text:p/></draw:line><draw:custom-shape draw:style-name="gr9" draw:text-style-name="P9" svg:width="1.2cm" svg:height="1.701cm" svg:x="0.002cm" svg:y="4.271cm"><text:p/><draw:enhanced-geometry svg:viewBox="0 0 21600 21600" draw:type="rectangle" draw:enhanced-path="M 0 0 L 21600 0 21600 21600 0 21600 0 0 Z N"/></draw:custom-shape><draw:frame draw:style-name="gr10" draw:text-style-name="P11" svg:width="2.8cm" svg:height="1.251cm" svg:x="0.002cm" svg:y="4.622cm"><draw:text-box><text:p text:style-name="P10"><text:span text:style-name="T8">R</text:span><text:span text:style-name="T9">1</text:span></text:p></draw:text-box></draw:frame><draw:line draw:style-name="gr8" draw:text-style-name="P9" svg:x1="4.325cm" svg:y1="8.003cm" svg:x2="6.821cm" svg:y2="8.043cm"><text:p/></draw:line><draw:line draw:style-name="gr8" draw:text-style-name="P9" svg:x1="0.522cm" svg:y1="2.043cm" svg:x2="3.31cm" svg:y2="2.034cm"><text:p/></draw:line><draw:line draw:style-name="gr8" draw:text-style-name="P9" svg:x1="3.817cm" svg:y1="2.034cm" svg:x2="6.821cm" svg:y2="2.043cm"><text:p/></draw:line><draw:line draw:style-name="gr8" draw:text-style-name="P9" svg:x1="6.821cm" svg:y1="2.043cm" svg:x2="8.621cm" svg:y2="2.043cm"><text:p/></draw:line><draw:line draw:style-name="gr8" draw:text-style-name="P9" svg:x1="11.321cm" svg:y1="2.043cm" svg:x2="13.215cm" svg:y2="2.034cm"><text:p/></draw:line><draw:custom-shape draw:style-name="gr9" draw:text-style-name="P9" svg:width="2.701cm" svg:height="1.2cm" svg:x="8.62cm" svg:y="1.544cm"><text:p/><draw:enhanced-geometry svg:viewBox="0 0 21600 21600" draw:type="rectangle" draw:enhanced-path="M 0 0 L 21600 0 21600 21600 0 21600 0 0 Z N"/></draw:custom-shape><draw:frame draw:style-name="gr10" draw:text-style-name="P11" svg:width="2.802cm" svg:height="1.251cm" svg:x="8.721cm" svg:y="1.642cm"><draw:text-box><text:p text:style-name="P10"><text:span text:style-name="T8">R</text:span><text:span text:style-name="T9">3</text:span></text:p></draw:text-box></draw:frame><draw:line draw:style-name="gr8" draw:text-style-name="P9" svg:x1="6.821cm" svg:y1="8.045cm" svg:x2="11.31cm" svg:y2="8.132cm"><text:p/></draw:line><draw:line draw:style-name="gr8" draw:text-style-name="P9" svg:x1="11.31cm" svg:y1="8.13cm" svg:x2="13.11cm" svg:y2="8.13cm"><text:p/></draw:line><draw:path draw:style-name="gr4" draw:text-style-name="P9" svg:width="5.201cm" svg:height="4.297cm" svg:x="1.098cm" svg:y="3.144cm" svg:viewBox="0 0 5202 4298" svg:d="m4367 727c133-307-266-415-455-476-233-76-480-106-723-124-227-17-433-147-662-124-241 24-482 18-723 21-234 2-474 43-703 0-231-43-492-37-620 227-103 212-131 426-104 641 28 225 33 455 62 682 28 220-30 432-82 641-56 224-213 415-269 641-61 243-43 496-83 744-51 321 304 387 476 517 180 136 497 175 641 0 205-248 444-252 702-290 229-34 453 3 683 62 221 57 456-3 682 21 241 25 486-17 723 41s518 11 703 207c133 141 514 260 537-83 14-213 116-464-20-641-157-204-426-380-414-661 10-215 91-424 83-641-9-242-6-490-145-703l-103-227 21-41"><text:p/></draw:path><draw:path draw:style-name="gr4" draw:text-style-name="P9" svg:width="4.725cm" svg:height="4.101cm" svg:x="7.754cm" svg:y="3.139cm" svg:viewBox="0 0 4726 4102" svg:d="m4203 952c35-300-306-391-517-455-260-79-504-240-785-227-246 12-470-93-703-145-226-49-447-229-703-41-194 145-432 301-682 269-295-38-550 156-682 372-115 192-179 467-41 661 158 222 436 285 682 372 303 109 255 388 269 600 21 306-318 388-538 475-244 97-383 299-475 517-110 261 117 526 372 517 214-6 433-14 641-83 218-70 453-69 682-62 250 8 503 34 744 103 221 63 438 81 661 124 229 44 450 107 682 145 250 41 474-89 662-227 195-142 328-416 207-662-117-241-340-371-414-641-67-250 23-469 42-702v-228l-104-207-21-20"><text:p/></draw:path><draw:custom-shape draw:style-name="gr9" draw:text-style-name="P9" svg:width="1.2cm" svg:height="1.701cm" svg:x="6.225cm" svg:y="4.144cm"><text:p/><draw:enhanced-geometry svg:viewBox="0 0 21600 21600" draw:type="rectangle" draw:enhanced-path="M 0 0 L 21600 0 21600 21600 0 21600 0 0 Z N"/></draw:custom-shape><draw:frame draw:style-name="gr10" draw:text-style-name="P11" svg:width="2.8cm" svg:height="1.251cm" svg:x="6.225cm" svg:y="4.495cm"><draw:text-box><text:p text:style-name="P10"><text:span text:style-name="T8">R</text:span><text:span text:style-name="T9">2</text:span></text:p></draw:text-box></draw:frame><draw:line draw:style-name="gr8" draw:text-style-name="P9" svg:x1="3.817cm" svg:y1="7.368cm" svg:x2="3.817cm" svg:y2="8.511cm"><text:p/></draw:line><draw:line draw:style-name="gr8" draw:text-style-name="P9" svg:x1="4.325cm" svg:y1="7.749cm" svg:x2="4.325cm" svg:y2="8.257cm"><text:p/></draw:line><draw:line draw:style-name="gr8" draw:text-style-name="P9" svg:x1="3.309cm" svg:y1="1.399cm" svg:x2="3.309cm" svg:y2="2.542cm"><text:p/></draw:line><draw:line draw:style-name="gr8" draw:text-style-name="P9" svg:x1="3.817cm" svg:y1="1.78cm" svg:x2="3.817cm" svg:y2="2.288cm"><text:p/></draw:line><draw:line draw:style-name="gr8" draw:text-style-name="P9" svg:x1="13.85cm" svg:y1="4.574cm" svg:x2="12.707cm" svg:y2="4.574cm"><text:p/></draw:line><draw:line draw:style-name="gr8" draw:text-style-name="P9" svg:x1="13.469cm" svg:y1="5.082cm" svg:x2="12.961cm" svg:y2="5.082cm"><text:p/></draw:line><draw:frame draw:style-name="gr10" draw:text-style-name="P11" svg:width="2.8cm" svg:height="1.251cm" svg:x="0.002cm" svg:y="4.622cm"><draw:text-box><text:p text:style-name="P10"><text:span text:style-name="T8">R</text:span><text:span text:style-name="T9">1</text:span></text:p></draw:text-box></draw:frame><draw:frame draw:style-name="gr10" draw:text-style-name="P11" svg:width="2.8cm" svg:height="1.251cm" svg:x="3.177cm" svg:y="0.002cm"><draw:text-box><text:p text:style-name="P10"><text:span text:style-name="T8">U</text:span><text:span text:style-name="T9">1</text:span></text:p></draw:text-box></draw:frame><draw:frame draw:style-name="gr10" draw:text-style-name="P11" svg:width="2.8cm" svg:height="1.251cm" svg:x="3.431cm" svg:y="8.765cm"><draw:text-box><text:p text:style-name="P10"><text:span text:style-name="T8">U</text:span><text:span text:style-name="T9">2</text:span></text:p></draw:text-box></draw:frame><draw:frame draw:style-name="gr10" draw:text-style-name="P11" svg:width="2.8cm" svg:height="1.251cm" svg:x="0.002cm" svg:y="4.622cm"><draw:text-box><text:p text:style-name="P10"><text:span text:style-name="T8">R</text:span><text:span text:style-name="T9">1</text:span></text:p></draw:text-box></draw:frame><draw:frame draw:style-name="gr10" draw:text-style-name="P11" svg:width="2.8cm" svg:height="1.251cm" svg:x="13.464cm" svg:y="5.336cm"><draw:text-box><text:p text:style-name="P10"><text:span text:style-name="T8">U</text:span><text:span text:style-name="T9">3</text:span></text:p></draw:text-box></draw:frame></draw:g></text:p>
      <text:p text:style-name="P1">Tehtävä 3.</text:p>
      <text:p text:style-name="Standard"/>
      <text:p text:style-name="Standard">Silmukoiden tarkastelusuunnat vastapäivään</text:p>
      <text:p text:style-name="Standard"/>
      <table:table table:name="Tehtävä3Silmukat" table:style-name="Tehtävä3Silmukat">
        <table:table-column table:style-name="Tehtävä3Silmukat.A" table:number-columns-repeated="2"/>
        <table:table-column table:style-name="Tehtävä3Silmukat.C"/>
        <table:table-column table:style-name="Tehtävä3Silmukat.A"/>
        <table:table-column table:style-name="Tehtävä3Silmukat.E"/>
        <table:table-row>
          <table:table-cell table:style-name="Tehtävä3Silmukat.A1" office:value-type="string">
            <text:p text:style-name="Table_20_Contents">Luuppi</text:p>
          </table:table-cell>
          <table:table-cell table:style-name="Tehtävä3Silmukat.A1" office:value-type="string">
            <text:p text:style-name="Table_20_Contents">I<text:span text:style-name="T1">1 </text:span><text:span text:style-name="T3"><text:s/></text:span></text:p>
          </table:table-cell>
          <table:table-cell table:style-name="Tehtävä3Silmukat.A1" office:value-type="string">
            <text:p text:style-name="Table_20_Contents">I<text:span text:style-name="T1">2 </text:span><text:span text:style-name="T3"><text:s/></text:span></text:p>
          </table:table-cell>
          <table:table-cell table:style-name="Tehtävä3Silmukat.A1" office:value-type="string">
            <text:p text:style-name="Table_20_Contents">I<text:span text:style-name="T1">3 </text:span><text:span text:style-name="T3"><text:s/></text:span></text:p>
          </table:table-cell>
          <table:table-cell table:style-name="Tehtävä3Silmukat.E1" office:value-type="string">
            <text:p text:style-name="Table_20_Contents">U</text:p>
          </table:table-cell>
        </table:table-row>
        <table:table-row>
          <table:table-cell table:style-name="Tehtävä3Silmukat.A2" office:value-type="string">
            <text:p text:style-name="Table_20_Contents">L<text:span text:style-name="T1">1 </text:span><text:span text:style-name="T3"><text:s/></text:span></text:p>
          </table:table-cell>
          <table:table-cell table:style-name="Tehtävä3Silmukat.A2" office:value-type="string">
            <text:p text:style-name="Table_20_Contents">36</text:p>
          </table:table-cell>
          <table:table-cell table:style-name="Tehtävä3Silmukat.A2" office:value-type="string">
            <text:p text:style-name="Table_20_Contents">-6</text:p>
          </table:table-cell>
          <table:table-cell table:style-name="Tehtävä3Silmukat.A2" office:value-type="string">
            <text:p text:style-name="Table_20_Contents">0</text:p>
          </table:table-cell>
          <table:table-cell table:style-name="Tehtävä3Silmukat.E2" office:value-type="string">
            <text:p text:style-name="Table_20_Contents">-50</text:p>
          </table:table-cell>
        </table:table-row>
        <table:table-row>
          <table:table-cell table:style-name="Tehtävä3Silmukat.A2" office:value-type="string">
            <text:p text:style-name="Table_20_Contents">L<text:span text:style-name="T1">2 </text:span><text:span text:style-name="T3"><text:s/></text:span></text:p>
          </table:table-cell>
          <table:table-cell table:style-name="Tehtävä3Silmukat.A2" office:value-type="string">
            <text:p text:style-name="Table_20_Contents">-6</text:p>
          </table:table-cell>
          <table:table-cell table:style-name="Tehtävä3Silmukat.A2" office:value-type="string">
            <text:p text:style-name="Table_20_Contents">36</text:p>
          </table:table-cell>
          <table:table-cell table:style-name="Tehtävä3Silmukat.A2" office:value-type="string">
            <text:p text:style-name="Table_20_Contents">-12</text:p>
          </table:table-cell>
          <table:table-cell table:style-name="Tehtävä3Silmukat.E2" office:value-type="string">
            <text:p text:style-name="Table_20_Contents">0</text:p>
          </table:table-cell>
        </table:table-row>
        <table:table-row>
          <table:table-cell table:style-name="Tehtävä3Silmukat.A2" office:value-type="string">
            <text:p text:style-name="Table_20_Contents">L<text:span text:style-name="T1">3 </text:span><text:span text:style-name="T3"><text:s/></text:span></text:p>
          </table:table-cell>
          <table:table-cell table:style-name="Tehtävä3Silmukat.A2" office:value-type="string">
            <text:p text:style-name="Table_20_Contents">0</text:p>
          </table:table-cell>
          <table:table-cell table:style-name="Tehtävä3Silmukat.A2" office:value-type="string">
            <text:p text:style-name="Table_20_Contents">-12</text:p>
          </table:table-cell>
          <table:table-cell table:style-name="Tehtävä3Silmukat.A2" office:value-type="string">
            <text:p text:style-name="Table_20_Contents">112</text:p>
          </table:table-cell>
          <table:table-cell table:style-name="Tehtävä3Silmukat.E2" office:value-type="string">
            <text:p text:style-name="Table_20_Contents">125</text:p>
          </table:table-cell>
        </table:table-row>
      </table:table>
      <text:p text:style-name="Standard"/>
      <text:p text:style-name="Table_20_Contents">Simult →</text:p>
      <text:p text:style-name="Table_20_Contents"/>
      <text:p text:style-name="Table_20_Contents">L<text:span text:style-name="T1">1 </text:span><text:span text:style-name="T3"><text:s/>= -1.363A</text:span></text:p>
      <text:p text:style-name="Table_20_Contents"><text:span text:style-name="T3">L</text:span><text:span text:style-name="T1">2 </text:span><text:span text:style-name="T3"><text:s/>= 0.15A</text:span></text:p>
      <text:p text:style-name="Table_20_Contents"><text:span text:style-name="T3">L</text:span><text:span text:style-name="T1">3 </text:span><text:span text:style-name="T3"><text:s/>= 1.1321A</text:span></text:p>
      <text:p text:style-name="Standard"/>
      <text:p text:style-name="Standard">Tehtävässä ei ole merkittyjä virtoja, joten yritetään etsiä virrat, jotka on ilmoitettu ratkaisuissa.</text:p>
      <text:p text:style-name="Standard"/>
      <text:p text:style-name="Table_20_Contents"><text:span text:style-name="T3">L</text:span><text:span text:style-name="T1">1 </text:span><text:span text:style-name="T3"><text:s/>= I</text:span><text:span text:style-name="T1">1 </text:span><text:span text:style-name="T3">- I</text:span><text:span text:style-name="T1">2 </text:span><text:span text:style-name="T3"><text:s/>= -1.363A - 0.15A = -1.513A, joka löytyy silmukoiden 1 ja 2 välisestä johtimesta</text:span></text:p>
      <text:p text:style-name="P4"/>
      <text:p text:style-name="Table_20_Contents"><text:span text:style-name="T3">L</text:span><text:span text:style-name="T1">2 </text:span><text:span text:style-name="T3"><text:s/>= I</text:span><text:span text:style-name="T1">3 </text:span><text:span text:style-name="T3"><text:s/>- I</text:span><text:span text:style-name="T1">2 </text:span><text:span text:style-name="T3"><text:s/>= 0.9821 A, joka löytyy silmukoiden 2 ja 3 välisestä johtimesta</text:span></text:p>
      <text:p text:style-name="P4"/>
      <text:p text:style-name="Table_20_Contents"><text:span text:style-name="T3">L</text:span><text:span text:style-name="T1">3 </text:span><text:span text:style-name="T3"><text:s/>= I</text:span><text:span text:style-name="T1">3 </text:span><text:span text:style-name="T3"><text:s/>= 1.1321A, joka löytyy viimeisestä luupista osissa, joissa ei ole naapurisilmukoiden vaikutuksia.</text:span></text:p>
      <text:p text:style-name="P4"/>
      <text:p text:style-name="P4"/>
      <text:p text:style-name="P2">Tehtävä 4.</text:p>
      <text:p text:style-name="P4"/>
      <text:p text:style-name="P4"><draw:frame draw:style-name="fr1" draw:name="Object11" text:anchor-type="as-char" svg:y="-0.377cm" svg:width="1.887cm" svg:height="0.467cm" draw:z-index="2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4"><draw:frame draw:style-name="fr1" draw:name="Object12" text:anchor-type="as-char" svg:y="-0.439cm" svg:width="4.611cm" svg:height="0.594c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<draw:frame draw:style-name="fr1" draw:name="Object30" text:anchor-type="as-char" svg:y="-0.439cm" svg:width="4.607cm" svg:height="0.594cm" draw:z-index="2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"/>
      <text:p text:style-name="P4"><draw:frame draw:style-name="fr1" draw:name="Object13" text:anchor-type="as-char" svg:y="-0.377cm" svg:width="1.655cm" svg:height="0.533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8" text:anchor-type="as-char" svg:y="-0.377cm" svg:width="1.676cm" svg:height="0.533cm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4"><draw:frame draw:style-name="fr1" draw:name="Object21" text:anchor-type="as-char" svg:y="-0.439cm" svg:width="3.925cm" svg:height="0.594cm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"/>
      <text:p text:style-name="P4"><draw:frame draw:style-name="fr1" draw:name="Object14" text:anchor-type="as-char" svg:y="-0.377cm" svg:width="3.15cm" svg:height="0.533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draw:frame draw:style-name="fr1" draw:name="Object15" text:anchor-type="as-char" svg:y="-0.377cm" svg:width="2.905cm" svg:height="0.533cm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/>
      <text:p text:style-name="P4"><draw:frame draw:style-name="fr1" draw:name="Object16" text:anchor-type="as-char" svg:y="-0.377cm" svg:width="2.997cm" svg:height="0.533cm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><draw:frame draw:style-name="fr1" draw:name="Object17" text:anchor-type="as-char" svg:y="-0.377cm" svg:width="2.752cm" svg:height="0.533cm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/>
      <text:p text:style-name="P4"><draw:frame draw:style-name="fr1" draw:name="Object22" text:anchor-type="as-char" svg:y="-0.683cm" svg:width="1.9cm" svg:height="1.064cm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"/>
      <text:p text:style-name="P4"><draw:frame draw:style-name="fr1" draw:name="Object37" text:anchor-type="as-char" svg:y="-0.623cm" svg:width="1.697cm" svg:height="1.002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4"/>
      <text:p text:style-name="P4"><draw:frame draw:style-name="fr1" draw:name="Object38" text:anchor-type="as-char" svg:y="-0.623cm" svg:width="5.225cm" svg:height="1.002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4"/>
      <text:p text:style-name="P4"><draw:frame draw:style-name="fr1" draw:name="Object39" text:anchor-type="as-char" svg:y="-0.623cm" svg:width="5.375cm" svg:height="1.002cm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4"/>
      <text:p text:style-name="P4">Johtojen tehot:</text:p>
      <text:p text:style-name="P4"/>
      <text:p text:style-name="P4"><draw:frame draw:style-name="fr1" draw:name="Object40" text:anchor-type="as-char" svg:y="-0.684cm" svg:width="3.651cm" svg:height="1.127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4"/>
      <text:p text:style-name="P4"><draw:frame draw:style-name="fr1" draw:name="Object19" text:anchor-type="as-char" svg:y="-0.623cm" svg:width="2.175cm" svg:height="1.002cm" draw:z-index="4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4"/>
      <text:p text:style-name="P4"><draw:frame draw:style-name="fr1" draw:name="Object23" text:anchor-type="as-char" svg:y="-0.713cm" svg:width="3.351cm" svg:height="1.092cm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/>
      <text:p text:style-name="P4"><draw:frame draw:style-name="fr1" draw:name="Object24" text:anchor-type="as-char" svg:y="-0.713cm" svg:width="3.351cm" svg:height="1.092cm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/>
      <text:p text:style-name="P4"><draw:frame draw:style-name="fr1" draw:name="Object25" text:anchor-type="as-char" svg:y="-0.377cm" svg:width="3.979cm" svg:height="0.533cm" draw:z-index="4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><text:soft-page-break/></text:p>
      <text:p text:style-name="P4"><draw:frame draw:style-name="fr1" draw:name="Object26" text:anchor-type="as-char" svg:y="-0.713cm" svg:width="3.196cm" svg:height="1.092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"/>
      <text:p text:style-name="P4"><draw:frame draw:style-name="fr1" draw:name="Object27" text:anchor-type="as-char" svg:y="-0.377cm" svg:width="3.614cm" svg:height="0.533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"/>
      <text:p text:style-name="P4">Lasketaan jännitteet laitteiden yli.</text:p>
      <text:p text:style-name="P4"/>
      <text:p text:style-name="P4"><draw:frame draw:style-name="fr1" draw:name="Object28" text:anchor-type="as-char" svg:y="-0.684cm" svg:width="2.334cm" svg:height="1.127c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"/>
      <text:p text:style-name="P4"><draw:frame draw:style-name="fr1" draw:name="Object50" text:anchor-type="as-char" svg:y="-0.684cm" svg:width="3.732cm" svg:height="1.127cm" draw:z-index="3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4"/>
      <text:p text:style-name="P4"><draw:frame draw:style-name="fr1" draw:name="Object51" text:anchor-type="as-char" svg:y="-0.683cm" svg:width="7.467cm" svg:height="1.124cm" draw:z-index="3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4"/>
      <text:p text:style-name="P4"><draw:frame draw:style-name="fr1" draw:name="Object54" text:anchor-type="as-char" svg:y="-0.377cm" svg:width="3.224cm" svg:height="0.533cm" draw:z-index="3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4"/>
      <text:p text:style-name="P4"><draw:frame draw:style-name="fr1" draw:name="Object52" text:anchor-type="as-char" svg:y="-0.683cm" svg:width="11.882cm" svg:height="1.124cm" draw:z-index="4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"/>
      <text:p text:style-name="P4"><draw:frame draw:style-name="fr1" draw:name="Object53" text:anchor-type="as-char" svg:y="-0.377cm" svg:width="4.117cm" svg:height="0.533cm" draw:z-index="4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4"/>
      <text:p text:style-name="P4"/>
      <text:p text:style-name="P4"/>
      <text:p text:style-name="P4">Lasketaan jännitteiden ja resistanssien avulla virrat</text:p>
      <text:p text:style-name="P4"/>
      <text:p text:style-name="P4"><draw:frame draw:style-name="fr1" draw:name="Object58" text:anchor-type="as-char" svg:y="-0.684cm" svg:width="11.686cm" svg:height="1.127cm" draw:z-index="4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4"/>
      <text:p text:style-name="P4">Näin saatu kokonaisvirta:</text:p>
      <text:p text:style-name="P4"/>
      <text:p text:style-name="P4">I = 28.953A</text:p>
      <text:p text:style-name="P4"/>
      <text:p text:style-name="P4">Ensimmäisten johtojen kulutus jo 586W, joka ei ole oikein.</text:p>
      <text:p text:style-name="P4"/>
      <text:p text:style-name="P4"/>
      <text:p text:style-name="P4"/>
      <text:p text:style-name="P4"><draw:frame draw:style-name="fr1" draw:name="Object55" text:anchor-type="as-char" svg:y="-0.746cm" svg:width="6.678cm" svg:height="1.189cm" draw:z-index="4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"/>
      <text:p text:style-name="P4"><draw:frame draw:style-name="fr1" draw:name="Object31" text:anchor-type="as-char" svg:y="-0.683cm" svg:width="13.344cm" svg:height="1.124cm" draw:z-index="4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"/>
      <text:p text:style-name="P4"><draw:frame draw:style-name="fr1" draw:name="Object32" text:anchor-type="as-char" svg:y="-0.623cm" svg:width="7.574cm" svg:height="1.002cm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"/>
      <text:p text:style-name="P4"><draw:frame draw:style-name="fr1" draw:name="Object59" text:anchor-type="as-char" svg:y="-0.377cm" svg:width="3.775cm" svg:height="0.533cm" draw:z-index="5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4"><text:soft-page-break/>I_total = 234/16.89894276007555 A = 13.8470A</text:p>
      <text:p text:style-name="P4"/>
      <text:p text:style-name="P4"/>
      <text:p text:style-name="P4"/>
      <text:p text:style-name="P4"/>
      <text:p text:style-name="P4"><draw:frame draw:style-name="fr1" draw:name="Object20" text:anchor-type="as-char" svg:y="-0.637cm" svg:width="5.129cm" svg:height="1.076cm" draw:z-index="5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"/>
      <text:p text:style-name="P4"><draw:frame draw:style-name="fr1" draw:name="Object29" text:anchor-type="as-char" svg:y="-0.637cm" svg:width="5.129cm" svg:height="1.076cm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"/>
      <text:p text:style-name="P4"><draw:frame draw:style-name="fr1" draw:name="Object33" text:anchor-type="as-char" svg:y="-0.683cm" svg:width="7.929cm" svg:height="1.125cm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"/>
      <table:table table:name="Tehtävä4Virrat" table:style-name="Tehtävä4Virrat">
        <table:table-column table:style-name="Tehtävä4Virrat.A" table:number-columns-repeated="3"/>
        <table:table-row>
          <table:table-cell table:style-name="Tehtävä4Virrat.A1" office:value-type="string">
            <text:p text:style-name="Table_20_Contents">L<text:span text:style-name="T1">1 </text:span><text:span text:style-name="T3"><text:s/></text:span></text:p>
          </table:table-cell>
          <table:table-cell table:style-name="Tehtävä4Virrat.A1" office:value-type="string">
            <text:p text:style-name="Table_20_Contents">L<text:span text:style-name="T1">2 </text:span><text:span text:style-name="T3"><text:s/></text:span></text:p>
          </table:table-cell>
          <table:table-cell table:style-name="Tehtävä4Virrat.C1" office:value-type="string">
            <text:p text:style-name="Table_20_Contents">U</text:p>
          </table:table-cell>
        </table:table-row>
        <table:table-row>
          <table:table-cell table:style-name="Tehtävä4Virrat.A2" office:value-type="string">
            <text:p text:style-name="Table_20_Contents">35.9546</text:p>
          </table:table-cell>
          <table:table-cell table:style-name="Tehtävä4Virrat.A2" office:value-type="string">
            <text:p text:style-name="Table_20_Contents">-35.2666</text:p>
          </table:table-cell>
          <table:table-cell table:style-name="Tehtävä4Virrat.C2" office:value-type="string">
            <text:p text:style-name="Table_20_Contents">-234</text:p>
          </table:table-cell>
        </table:table-row>
        <table:table-row>
          <table:table-cell table:style-name="Tehtävä4Virrat.A2" office:value-type="string">
            <text:p text:style-name="Table_20_Contents">-35.2666</text:p>
          </table:table-cell>
          <table:table-cell table:style-name="Tehtävä4Virrat.A2" office:value-type="string">
            <text:p text:style-name="Table_20_Contents">29.96212</text:p>
          </table:table-cell>
          <table:table-cell table:style-name="Tehtävä4Virrat.C2" office:value-type="string">
            <text:p text:style-name="Table_20_Contents">0</text:p>
          </table:table-cell>
        </table:table-row>
      </table:table>
      <text:p text:style-name="P4"/>
      <text:p text:style-name="P4">TARKISTA MATRIISIN ARVO SILMUKALLE 2.</text:p>
      <text:p text:style-name="P4"/>
      <text:p text:style-name="P4">L<text:span text:style-name="T1">1 </text:span><text:s/>= 42.303A</text:p>
      <text:p text:style-name="P4">L<text:span text:style-name="T1">2 </text:span><text:s/>= 49.777A</text:p>
      <text:p text:style-name="P4"/>
      <text:p text:style-name="P4">(Käännetään arvot positiivisiksi jatkolaskuissa)</text:p>
      <text:p text:style-name="P4"/>
      <text:p text:style-name="P4">Kokonaisteho:</text:p>
      <text:p text:style-name="P4"/>
      <text:p text:style-name="P4"><draw:frame draw:style-name="fr1" draw:name="Object34" text:anchor-type="as-char" svg:y="-0.386cm" svg:width="10.051cm" svg:height="0.542cm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"/>
      <text:p text:style-name="P4"><draw:frame draw:style-name="fr1" draw:name="Object35" text:anchor-type="as-char" svg:y="-0.386cm" svg:width="17.395cm" svg:height="0.542cm" draw:z-index="5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><draw:frame draw:style-name="fr1" draw:name="Object36" text:anchor-type="as-char" svg:y="-0.377cm" svg:width="1.549cm" svg:height="0.533cm" draw:z-index="5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"><draw:g text:anchor-type="paragraph" draw:z-index="13" draw:style-name="gr1"><draw:line draw:style-name="gr15" draw:text-style-name="P12" svg:x1="13.201cm" svg:y1="4.5cm" svg:x2="13.201cm" svg:y2="2.4cm"><text:p/></draw:line><draw:line draw:style-name="gr15" draw:text-style-name="P12" svg:x1="0.603cm" svg:y1="8.4cm" svg:x2="2.403cm" svg:y2="8.4cm"><text:p/></draw:line><draw:line draw:style-name="gr15" draw:text-style-name="P12" svg:x1="13.201cm" svg:y1="8.4cm" svg:x2="13.201cm" svg:y2="6.2cm"><text:p/></draw:line><draw:line draw:style-name="gr15" draw:text-style-name="P12" svg:x1="6.902cm" svg:y1="4.5cm" svg:x2="6.902cm" svg:y2="2.4cm"><text:p/></draw:line><draw:line draw:style-name="gr15" draw:text-style-name="P12" svg:x1="6.902cm" svg:y1="8.4cm" svg:x2="6.902cm" svg:y2="6.2cm"><text:p/></draw:line><draw:line draw:style-name="gr15" draw:text-style-name="P12" svg:x1="0.603cm" svg:y1="4.6cm" svg:x2="0.603cm" svg:y2="2.4cm"><text:p/></draw:line><draw:line draw:style-name="gr15" draw:text-style-name="P12" svg:x1="0.603cm" svg:y1="8.4cm" svg:x2="0.603cm" svg:y2="5.9cm"><text:p/></draw:line><draw:custom-shape draw:style-name="gr16" draw:text-style-name="P12" svg:width="1.202cm" svg:height="1.701cm" svg:x="6.301cm" svg:y="4.5cm"><text:p/><draw:enhanced-geometry svg:viewBox="0 0 21600 21600" draw:type="rectangle" draw:enhanced-path="M 0 0 L 21600 0 21600 21600 0 21600 0 0 Z N"/></draw:custom-shape><draw:custom-shape draw:style-name="gr16" draw:text-style-name="P12" svg:width="1.2cm" svg:height="1.701cm" svg:x="12.601cm" svg:y="4.5cm"><text:p/><draw:enhanced-geometry svg:viewBox="0 0 21600 21600" draw:type="rectangle" draw:enhanced-path="M 0 0 L 21600 0 21600 21600 0 21600 0 0 Z N"/></draw:custom-shape><draw:custom-shape draw:style-name="gr16" draw:text-style-name="P12" svg:width="1.301cm" svg:height="1.301cm" svg:x="0.002cm" svg:y="4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15" draw:text-style-name="P12" svg:width="0.799cm" svg:height="0.399cm" svg:x="0.201cm" svg:y="5.1cm" svg:viewBox="0 0 800 400" svg:d="m0 248c13-84-47-234 127-247 139-11 253 91 254 192 0 131 125 173 224 201 134 37 191-102 195-192v-27"><text:p/></draw:path><draw:frame draw:style-name="gr10" draw:text-style-name="P13" svg:width="2.802cm" svg:height="1.251cm" svg:x="6.301cm" svg:y="4.851cm"><draw:text-box><text:p text:style-name="P10"><text:span text:style-name="T10">R</text:span><text:span text:style-name="T11">halogeeni</text:span></text:p></draw:text-box></draw:frame><draw:line draw:style-name="gr17" draw:text-style-name="P12" svg:x1="0.501cm" svg:y1="1.3cm" svg:x2="6.801cm" svg:y2="1.3cm"><text:p/></draw:line><draw:line draw:style-name="gr17" draw:text-style-name="P12" svg:x1="6.902cm" svg:y1="1.3cm" svg:x2="12.802cm" svg:y2="1.3cm"><text:p/></draw:line><draw:frame draw:style-name="gr10" draw:text-style-name="P13" svg:width="1.4cm" svg:height="1.251cm" svg:x="8.402cm" svg:y="0cm"><draw:text-box><text:p text:style-name="P10"><text:span text:style-name="T10">s</text:span><text:span text:style-name="T11">2</text:span></text:p></draw:text-box></draw:frame><draw:frame draw:style-name="gr18" draw:text-style-name="P13" svg:width="2.1cm" svg:height="1.851cm" svg:x="1.602cm" svg:y="4.701cm"><draw:text-box><text:p text:style-name="P10"><text:span text:style-name="T10">U</text:span></text:p></draw:text-box></draw:frame><draw:frame draw:style-name="gr10" draw:text-style-name="P13" svg:width="1.401cm" svg:height="1.251cm" svg:x="2.701cm" svg:y="0.15cm"><draw:text-box><text:p text:style-name="P10"><text:span text:style-name="T10">s</text:span><text:span text:style-name="T11">1</text:span></text:p></draw:text-box></draw:frame><draw:frame draw:style-name="gr10" draw:text-style-name="P13" svg:width="2.802cm" svg:height="1.251cm" svg:x="12.4cm" svg:y="4.9cm"><draw:text-box><text:p text:style-name="P10"><text:span text:style-name="T10">R</text:span><text:span text:style-name="T11">rälläkkä</text:span></text:p></draw:text-box></draw:frame><draw:line draw:style-name="gr15" draw:text-style-name="P12" svg:x1="5.101cm" svg:y1="8.4cm" svg:x2="6.901cm" svg:y2="8.4cm"><text:p/></draw:line><draw:custom-shape draw:style-name="gr16" draw:text-style-name="P12" svg:width="2.701cm" svg:height="1.2cm" svg:x="2.401cm" svg:y="7.9cm"><text:p/><draw:enhanced-geometry svg:viewBox="0 0 21600 21600" draw:type="rectangle" draw:enhanced-path="M 0 0 L 21600 0 21600 21600 0 21600 0 0 Z N"/></draw:custom-shape><draw:frame draw:style-name="gr10" draw:text-style-name="P13" svg:width="2.8cm" svg:height="1.251cm" svg:x="2.501cm" svg:y="7.999cm"><draw:text-box><text:p text:style-name="P10"><text:span text:style-name="T10">R</text:span><text:span text:style-name="T11">johto1</text:span></text:p></draw:text-box></draw:frame><draw:line draw:style-name="gr15" draw:text-style-name="P12" svg:x1="0.603cm" svg:y1="2.4cm" svg:x2="2.403cm" svg:y2="2.4cm"><text:p/></draw:line><draw:line draw:style-name="gr15" draw:text-style-name="P12" svg:x1="5.101cm" svg:y1="2.4cm" svg:x2="6.901cm" svg:y2="2.4cm"><text:p/></draw:line><draw:custom-shape draw:style-name="gr16" draw:text-style-name="P12" svg:width="2.701cm" svg:height="1.2cm" svg:x="2.401cm" svg:y="1.9cm"><text:p/><draw:enhanced-geometry svg:viewBox="0 0 21600 21600" draw:type="rectangle" draw:enhanced-path="M 0 0 L 21600 0 21600 21600 0 21600 0 0 Z N"/></draw:custom-shape><draw:frame draw:style-name="gr10" draw:text-style-name="P13" svg:width="2.8cm" svg:height="1.251cm" svg:x="2.501cm" svg:y="2cm"><draw:text-box><text:p text:style-name="P10"><text:span text:style-name="T10">R</text:span><text:span text:style-name="T11">johto1</text:span></text:p></draw:text-box></draw:frame><draw:line draw:style-name="gr15" draw:text-style-name="P12" svg:x1="6.902cm" svg:y1="2.4cm" svg:x2="8.702cm" svg:y2="2.4cm"><text:p/></draw:line><draw:line draw:style-name="gr15" draw:text-style-name="P12" svg:x1="11.401cm" svg:y1="2.4cm" svg:x2="13.201cm" svg:y2="2.4cm"><text:p/></draw:line><draw:custom-shape draw:style-name="gr16" draw:text-style-name="P12" svg:width="2.701cm" svg:height="1.2cm" svg:x="8.702cm" svg:y="1.9cm"><text:p/><draw:enhanced-geometry svg:viewBox="0 0 21600 21600" draw:type="rectangle" draw:enhanced-path="M 0 0 L 21600 0 21600 21600 0 21600 0 0 Z N"/></draw:custom-shape><draw:frame draw:style-name="gr10" draw:text-style-name="P13" svg:width="2.8cm" svg:height="1.251cm" svg:x="8.802cm" svg:y="2cm"><draw:text-box><text:p text:style-name="P10"><text:span text:style-name="T10">R</text:span><text:span text:style-name="T11">johto2</text:span></text:p></draw:text-box></draw:frame><draw:line draw:style-name="gr15" draw:text-style-name="P12" svg:x1="6.902cm" svg:y1="8.4cm" svg:x2="8.702cm" svg:y2="8.4cm"><text:p/></draw:line><draw:line draw:style-name="gr15" draw:text-style-name="P12" svg:x1="11.401cm" svg:y1="8.4cm" svg:x2="13.201cm" svg:y2="8.4cm"><text:p/></draw:line><draw:custom-shape draw:style-name="gr16" draw:text-style-name="P12" svg:width="2.701cm" svg:height="1.2cm" svg:x="8.702cm" svg:y="7.9cm"><text:p/><draw:enhanced-geometry svg:viewBox="0 0 21600 21600" draw:type="rectangle" draw:enhanced-path="M 0 0 L 21600 0 21600 21600 0 21600 0 0 Z N"/></draw:custom-shape><draw:frame draw:style-name="gr10" draw:text-style-name="P13" svg:width="2.8cm" svg:height="1.251cm" svg:x="8.802cm" svg:y="7.999cm"><draw:text-box><text:p text:style-name="P10"><text:span text:style-name="T10">R</text:span><text:span text:style-name="T11">johto2</text:span></text:p></draw:text-box></draw:frame><draw:path draw:style-name="gr19" draw:text-style-name="P12" svg:width="5.201cm" svg:height="4.297cm" svg:x="1.18cm" svg:y="3.501cm" svg:viewBox="0 0 5202 4298" svg:d="m4367 727c133-307-266-415-455-476-233-76-480-106-723-124-227-17-433-147-662-124-241 24-482 18-723 21-234 2-474 43-703 0-231-43-492-37-620 227-103 212-131 426-104 641 28 225 33 455 62 682 28 220-30 432-82 641-56 224-213 415-269 641-61 243-43 496-83 744-51 321 304 387 476 517 180 136 497 175 641 0 205-248 444-252 702-290 229-34 453 3 683 62 221 57 456-3 682 21 241 25 486-17 723 41s518 11 703 207c133 141 514 260 537-83 14-213 116-464-20-641-157-204-426-380-414-661 10-215 91-424 83-641-9-242-6-490-145-703l-103-227 21-41"><text:p/></draw:path><draw:path draw:style-name="gr19" draw:text-style-name="P12" svg:width="4.725cm" svg:height="4.101cm" svg:x="7.978cm" svg:y="3.565cm" svg:viewBox="0 0 4726 4102" svg:d="m4203 952c35-300-306-391-517-455-260-79-504-240-785-227-246 12-470-93-703-145-226-49-447-229-703-41-194 145-432 301-682 269-295-38-550 156-682 372-115 192-179 467-41 661 158 222 436 285 682 372 303 109 255 388 269 600 21 306-318 388-538 475-244 97-383 299-475 517-110 261 117 526 372 517 214-6 433-14 641-83 218-70 453-69 682-62 250 8 503 34 744 103 221 63 438 81 661 124 229 44 450 107 682 145 250 41 474-89 662-227 195-142 328-416 207-662-117-241-340-371-414-641-67-250 23-469 42-702v-228l-104-207-21-20"><text:p/></draw:path></draw:g></text:p>
      <text:p text:style-name="P1">Tehtävä 5.</text:p>
      <text:p text:style-name="Standard"/>
      <text:p text:style-name="Standard">Oletukset: <draw:frame draw:style-name="fr1" draw:name="Object56" text:anchor-type="as-char" svg:y="-0.377cm" svg:width="7.816cm" svg:height="0.533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/>
      <table:table table:name="Tehtävä5Virrat" table:style-name="Tehtävä5Virrat">
        <table:table-column table:style-name="Tehtävä5Virrat.A"/>
        <table:table-column table:style-name="Tehtävä5Virrat.B" table:number-columns-repeated="3"/>
        <table:table-row>
          <table:table-cell table:style-name="Tehtävä5Virrat.A1" office:value-type="string">
            <text:p text:style-name="Table_20_Contents">I1</text:p>
          </table:table-cell>
          <table:table-cell table:style-name="Tehtävä5Virrat.A1" office:value-type="string">
            <text:p text:style-name="Table_20_Contents">I2</text:p>
          </table:table-cell>
          <table:table-cell table:style-name="Tehtävä5Virrat.A1" office:value-type="string">
            <text:p text:style-name="Table_20_Contents">I3</text:p>
          </table:table-cell>
          <table:table-cell table:style-name="Tehtävä5Virrat.D1" office:value-type="string">
            <text:p text:style-name="Table_20_Contents">U</text:p>
          </table:table-cell>
        </table:table-row>
        <table:table-row>
          <table:table-cell table:style-name="Tehtävä5Virrat.A2" office:value-type="string">
            <text:p text:style-name="Table_20_Contents">32</text:p>
          </table:table-cell>
          <table:table-cell table:style-name="Tehtävä5Virrat.A2" office:value-type="string">
            <text:p text:style-name="Table_20_Contents">-12</text:p>
          </table:table-cell>
          <table:table-cell table:style-name="Tehtävä5Virrat.A2" office:value-type="string">
            <text:p text:style-name="Table_20_Contents">0</text:p>
          </table:table-cell>
          <table:table-cell table:style-name="Tehtävä5Virrat.D2" office:value-type="string">
            <text:p text:style-name="Table_20_Contents">-12</text:p>
          </table:table-cell>
        </table:table-row>
        <table:table-row>
          <table:table-cell table:style-name="Tehtävä5Virrat.A2" office:value-type="string">
            <text:p text:style-name="Table_20_Contents">-12</text:p>
          </table:table-cell>
          <table:table-cell table:style-name="Tehtävä5Virrat.A2" office:value-type="string">
            <text:p text:style-name="Table_20_Contents">66</text:p>
          </table:table-cell>
          <table:table-cell table:style-name="Tehtävä5Virrat.A2" office:value-type="string">
            <text:p text:style-name="Table_20_Contents">50</text:p>
          </table:table-cell>
          <table:table-cell table:style-name="Tehtävä5Virrat.D2" office:value-type="string">
            <text:p text:style-name="Table_20_Contents">0</text:p>
          </table:table-cell>
        </table:table-row>
        <table:table-row>
          <table:table-cell table:style-name="Tehtävä5Virrat.A2" office:value-type="string">
            <text:p text:style-name="Table_20_Contents">0</text:p>
          </table:table-cell>
          <table:table-cell table:style-name="Tehtävä5Virrat.A2" office:value-type="string">
            <text:p text:style-name="Table_20_Contents">0</text:p>
          </table:table-cell>
          <table:table-cell table:style-name="Tehtävä5Virrat.A2" office:value-type="string">
            <text:p text:style-name="Table_20_Contents">50</text:p>
          </table:table-cell>
          <table:table-cell table:style-name="Tehtävä5Virrat.D2" office:value-type="string">
            <text:p text:style-name="Table_20_Contents">-100</text:p>
          </table:table-cell>
        </table:table-row>
      </table:table>
      <text:p text:style-name="Standard"/>
      <text:p text:style-name="Standard"/>
      <text:p text:style-name="Standard">Simult → </text:p>
      <text:p text:style-name="Standard"/>
      <text:p text:style-name="Standard">I1=0.2073A</text:p>
      <text:p text:style-name="Standard">I2=1.5528A</text:p>
      <text:p text:style-name="Standard">I3=-2A</text:p>
      <text:p text:style-name="Standard"/>
      <text:p text:style-name="Standard"><draw:frame draw:style-name="fr1" draw:name="Object44" text:anchor-type="as-char" svg:y="-0.437cm" svg:width="9.74cm" svg:height="0.593cm" draw:z-index="59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><draw:frame draw:style-name="fr1" draw:name="Object57" text:anchor-type="as-char" svg:y="-0.377cm" svg:width="18.286cm" svg:height="0.533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7"/>
      <text:p text:style-name="P7"><draw:frame draw:style-name="fr1" draw:name="Object46" text:anchor-type="as-char" svg:y="-0.439cm" svg:width="7.248cm" svg:height="0.594cm" draw:z-index="61"><draw:object xlink:href="./Object 46" xlink:type="simple" xlink:show="embed" xlink:actuate="onLoad"/><draw:image xlink:href="./ObjectReplacements/Object 46" xlink:type="simple" xlink:show="embed" xlink:actuate="onLoad"/></draw:frame></text:p>
      <text:p text:style-name="P7"><draw:frame draw:style-name="fr1" draw:name="Object45" text:anchor-type="as-char" svg:y="-0.439cm" svg:width="14.64cm" svg:height="0.594cm" draw:z-index="6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"><draw:frame draw:style-name="fr1" draw:name="Object60" text:anchor-type="as-char" svg:y="-0.377cm" svg:width="4.777cm" svg:height="0.533cm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7"/>
      <text:p text:style-name="P1">Porkkana 3.</text:p>
      <text:p text:style-name="Standard"/>
      <text:p text:style-name="Standard"><draw:frame draw:style-name="fr1" draw:name="Object1" text:anchor-type="as-char" svg:y="-0.377cm" svg:width="1.785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77cm" svg:width="1.787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377cm" svg:width="1.769cm" svg:height="0.53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1.787cm" svg:height="0.53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377cm" svg:width="1.767cm" svg:height="0.53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377cm" svg:width="1.78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377cm" svg:width="1.787cm" svg:height="0.53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377cm" svg:width="2.247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/>
      <text:p text:style-name="Standard"/>
      <table:table table:name="PorkkanaSähköt" table:style-name="PorkkanaSähköt">
        <table:table-column table:style-name="PorkkanaSähköt.A" table:number-columns-repeated="2"/>
        <table:table-column table:style-name="PorkkanaSähköt.C" table:number-columns-repeated="5"/>
        <table:table-column table:style-name="PorkkanaSähköt.H"/>
        <table:table-row>
          <table:table-cell table:style-name="PorkkanaSähköt.A1" office:value-type="string">
            <text:p text:style-name="Table_20_Contents">Loop</text:p>
          </table:table-cell>
          <table:table-cell table:style-name="PorkkanaSähköt.A1" office:value-type="string">
            <text:p text:style-name="Table_20_Contents">I<text:span text:style-name="T1">1 </text:span><text:span text:style-name="T3"><text:s/></text:span></text:p>
          </table:table-cell>
          <table:table-cell table:style-name="PorkkanaSähköt.A1" office:value-type="string">
            <text:p text:style-name="Table_20_Contents">I<text:span text:style-name="T1">2 </text:span><text:span text:style-name="T3"><text:s/></text:span></text:p>
          </table:table-cell>
          <table:table-cell table:style-name="PorkkanaSähköt.A1" office:value-type="string">
            <text:p text:style-name="Table_20_Contents">I<text:span text:style-name="T1">3 </text:span><text:span text:style-name="T3"><text:s/></text:span></text:p>
          </table:table-cell>
          <table:table-cell table:style-name="PorkkanaSähköt.A1" office:value-type="string">
            <text:p text:style-name="Table_20_Contents">I<text:span text:style-name="T1">4 </text:span><text:span text:style-name="T3"><text:s/></text:span></text:p>
          </table:table-cell>
          <table:table-cell table:style-name="PorkkanaSähköt.A1" office:value-type="string">
            <text:p text:style-name="Table_20_Contents">I<text:span text:style-name="T1">5 </text:span><text:span text:style-name="T3"><text:s/></text:span></text:p>
          </table:table-cell>
          <table:table-cell table:style-name="PorkkanaSähköt.A1" office:value-type="string">
            <text:p text:style-name="Table_20_Contents">I<text:span text:style-name="T1">6 </text:span><text:span text:style-name="T3"><text:s/></text:span></text:p>
          </table:table-cell>
          <table:table-cell table:style-name="PorkkanaSähköt.H1" office:value-type="string">
            <text:p text:style-name="Table_20_Contents">U</text:p>
          </table:table-cell>
        </table:table-row>
        <table:table-row>
          <table:table-cell table:style-name="PorkkanaSähköt.A2" office:value-type="string">
            <text:p text:style-name="Table_20_Contents">1</text:p>
          </table:table-cell>
          <table:table-cell table:style-name="PorkkanaSähköt.A2" office:value-type="string">
            <text:p text:style-name="Table_20_Contents">2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-2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H2" office:value-type="string">
            <text:p text:style-name="Table_20_Contents">189.2</text:p>
          </table:table-cell>
        </table:table-row>
        <table:table-row>
          <table:table-cell table:style-name="PorkkanaSähköt.A2" office:value-type="string">
            <text:p text:style-name="Table_20_Contents">2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18</text:p>
          </table:table-cell>
          <table:table-cell table:style-name="PorkkanaSähköt.A2" office:value-type="string">
            <text:p text:style-name="Table_20_Contents">-18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H2" office:value-type="string">
            <text:p text:style-name="Table_20_Contents">0</text:p>
          </table:table-cell>
        </table:table-row>
        <table:table-row>
          <table:table-cell table:style-name="PorkkanaSähköt.A2" office:value-type="string">
            <text:p text:style-name="Table_20_Contents">3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-18</text:p>
          </table:table-cell>
          <table:table-cell table:style-name="PorkkanaSähköt.A2" office:value-type="string">
            <text:p text:style-name="Table_20_Contents">10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-50</text:p>
          </table:table-cell>
          <table:table-cell table:style-name="PorkkanaSähköt.A2" office:value-type="string">
            <text:p text:style-name="Table_20_Contents">-32</text:p>
          </table:table-cell>
          <table:table-cell table:style-name="PorkkanaSähköt.H2" office:value-type="string">
            <text:p text:style-name="Table_20_Contents">0</text:p>
          </table:table-cell>
        </table:table-row>
        <table:table-row>
          <table:table-cell table:style-name="PorkkanaSähköt.A2" office:value-type="string">
            <text:p text:style-name="Table_20_Contents">4</text:p>
          </table:table-cell>
          <table:table-cell table:style-name="PorkkanaSähköt.A2" office:value-type="string">
            <text:p text:style-name="Table_20_Contents">-2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50</text:p>
          </table:table-cell>
          <table:table-cell table:style-name="PorkkanaSähköt.A2" office:value-type="string">
            <text:p text:style-name="Table_20_Contents">-3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H2" office:value-type="string">
            <text:p text:style-name="Table_20_Contents">0</text:p>
          </table:table-cell>
        </table:table-row>
        <table:table-row>
          <table:table-cell table:style-name="PorkkanaSähköt.A2" office:value-type="string">
            <text:p text:style-name="Table_20_Contents">5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-50</text:p>
          </table:table-cell>
          <table:table-cell table:style-name="PorkkanaSähköt.A2" office:value-type="string">
            <text:p text:style-name="Table_20_Contents">-30</text:p>
          </table:table-cell>
          <table:table-cell table:style-name="PorkkanaSähköt.A2" office:value-type="string">
            <text:p text:style-name="Table_20_Contents">95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H2" office:value-type="string">
            <text:p text:style-name="Table_20_Contents">0</text:p>
          </table:table-cell>
        </table:table-row>
        <table:table-row>
          <table:table-cell table:style-name="PorkkanaSähköt.A2" office:value-type="string">
            <text:p text:style-name="Table_20_Contents">6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-32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0</text:p>
          </table:table-cell>
          <table:table-cell table:style-name="PorkkanaSähköt.A2" office:value-type="string">
            <text:p text:style-name="Table_20_Contents">77</text:p>
          </table:table-cell>
          <table:table-cell table:style-name="PorkkanaSähköt.H2" office:value-type="string">
            <text:p text:style-name="Table_20_Contents">0</text:p>
          </table:table-cell>
        </table:table-row>
      </table:table>
      <text:p text:style-name="Standard"/>
      <text:p text:style-name="Table_20_Contents">L<text:span text:style-name="T1">1 </text:span><text:span text:style-name="T3"><text:s/>= 22.379A</text:span></text:p>
      <text:p text:style-name="Table_20_Contents"><text:span text:style-name="T3">L</text:span><text:span text:style-name="T1">2 </text:span><text:span text:style-name="T3"><text:s/>= 4.8128A</text:span></text:p>
      <text:p text:style-name="Table_20_Contents">L<text:span text:style-name="T1">3 </text:span><text:span text:style-name="T3"><text:s/>= 4.8128A</text:span></text:p>
      <text:p text:style-name="Table_20_Contents"><text:span text:style-name="T3">L</text:span><text:span text:style-name="T1">4 </text:span><text:span text:style-name="T3"><text:s/>= 12.919A</text:span></text:p>
      <text:p text:style-name="Table_20_Contents"><text:span text:style-name="T3">L</text:span><text:span text:style-name="T1">5 </text:span><text:span text:style-name="T3"><text:s/>= 6.6129A</text:span></text:p>
      <text:p text:style-name="Table_20_Contents"><text:span text:style-name="T3">L</text:span><text:span text:style-name="T1">6</text:span><text:span text:style-name="T3"> = 2.0001A</text:span></text:p>
      <text:p text:style-name="Table_20_Contents"/>
      <text:p text:style-name="Table_20_Contents">(Vastuksen R1 yli)<text:span text:style-name="T1"> </text:span><text:span text:style-name="T3"><text:s/>= 22.379A – 12.919A = 9.46A</text:span></text:p>
      <text:p text:style-name="Table_20_Contents"><text:span text:style-name="T3">(Vastuksen R2 yli)</text:span><text:span text:style-name="T1"> </text:span><text:span text:style-name="T3"><text:s/>= 12.919A – 6.6129A = 6.306A</text:span></text:p>
      <text:p text:style-name="Table_20_Contents"><text:span text:style-name="T3">(Vastuksen R3 yli)</text:span><text:span text:style-name="T1"> </text:span><text:span text:style-name="T3"><text:s/>= 4.8128A – 4.8128A = 0A</text:span></text:p>
      <text:p text:style-name="Table_20_Contents"><text:span text:style-name="T3">(Vastuksen R4 yli)</text:span><text:span text:style-name="T1"> </text:span><text:span text:style-name="T3"><text:s/>= 4.8128A - 6.6129A = -1.800A <text:s/>(Lopullinen virran suunta kohti <text:tab/><text:tab/><text:tab/><text:tab/><text:tab/><text:tab/><text:tab/><text:tab/><text:tab/><text:tab/>keskusristeystä)</text:span></text:p>
      <text:p text:style-name="Table_20_Contents"><text:span text:style-name="T3">(Vastuksen R5 yli)</text:span><text:span text:style-name="T1"> </text:span><text:span text:style-name="T3"><text:s/>= 6.6129A</text:span></text:p>
      <text:p text:style-name="Table_20_Contents"><text:span text:style-name="T3">(Vastuksen R6 yli)</text:span><text:span text:style-name="T1"> </text:span><text:span text:style-name="T3"><text:s/>= 4.8128A – 2.0001A = 2.8128A</text:span></text:p>
      <text:p text:style-name="Table_20_Contents"><text:span text:style-name="T3">(Vastuksen R7 yli)</text:span><text:span text:style-name="T1"> </text:span><text:span text:style-name="T3"><text:s/>= 2.0001A </text:span></text:p>
      <text:p text:style-name="P4"/>
      <text:p text:style-name="P4">Koko virta I = <text:s/>Vastuksen R1 yli + <text:s/>Vastuksen R2 yli + <text:s/>Vastuksen R5 yli</text:p>
      <text:p text:style-name="P4"/>
      <text:p text:style-name="Table_20_Contents"><text:span text:style-name="T3">I = 9.46A + 6.306A + 6.6129A = 22.3789A </text:span><text:span text:style-name="T4">≈</text:span><text:span text:style-name="T6"> 22.4A</text:span></text:p>
      <text:p text:style-name="P5"/>
      <text:p text:style-name="P5"/>
      <text:p text:style-name="P5"><text:soft-page-break/>Kokonaisteho:</text:p>
      <text:p text:style-name="P5"/>
      <text:p text:style-name="Table_20_Contents"><text:span text:style-name="T6"><draw:frame draw:style-name="fr1" draw:name="Object9" text:anchor-type="as-char" svg:y="-0.437cm" svg:width="1.669cm" svg:height="0.52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jokaisen vastuksen yli</text:span></text:p>
      <text:p text:style-name="P5"/>
      <text:p text:style-name="P5"><draw:frame draw:style-name="fr1" draw:name="Object10" text:anchor-type="as-char" svg:y="-0.439cm" svg:width="17.565cm" svg:height="0.56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5">P = 4233.9367.. W</text:p>
      <text:p text:style-name="P5"/>
      <text:p text:style-name="P5"/>
      <text:p text:style-name="P5"><draw:g text:anchor-type="paragraph" draw:z-index="10" draw:style-name="gr1"><draw:frame draw:style-name="gr2" draw:text-style-name="P9" xml:id="id1" draw:id="id1" svg:width="18.162cm" svg:height="13.717cm" svg:x="0cm" svg:y="0cm"><draw:image xlink:href="Pictures/2000006B00002282000017550FD20235.wmf" xlink:type="simple" xlink:show="embed" xlink:actuate="onLoad"><text:p/></draw:image></draw:frame><draw:connector draw:style-name="gr3" draw:text-style-name="P9" svg:x1="18.161cm" svg:y1="6.858cm" svg:x2="18.161cm" svg:y2="6.858cm" draw:start-shape="id1" draw:end-shape="id1" svg:d="m18161 6858" svg:viewBox="0 0 2 2"><text:p/></draw:connector><draw:path draw:style-name="gr4" draw:text-style-name="P9" svg:width="6.351cm" svg:height="4.84cm" svg:x="1.22cm" svg:y="2.555cm" svg:viewBox="0 0 6352 4841" svg:d="m32 2698c0 455 127 930 0 1367-191 656 522 681 882 706 517 36 1020-78 1544 0 436 65 879 13 1323 44 454 32 917 51 1367-44 421-89 1461 18 1146-618-211-427-903-137-1367-132-577 6-950-432-1190-838-253-427-103-923-353-1367-241-427-156-987-397-1411-259-455-865-120-1323-265-427-135-1149-351-1323 353l-88 441-132 441 44 265"><text:p/></draw:path><draw:path draw:style-name="gr4" draw:text-style-name="P9" svg:width="6.556cm" svg:height="4.829cm" svg:x="1.164cm" svg:y="0.619cm" svg:viewBox="0 0 6557 4830" svg:d="m133 974c473 51 933-57 1411-44 445 12 892-12 1323 88 486 113 1005-445 1323 265 192 429 263 898 264 1367 1 442-96 905 132 1323 231 423 613 969 1235 837 479-103 967-652 617-1058-332-386-338-880-264-1323 78-469 212-933 220-1411 10-630-614-800-1058-970-413-158-880 131-1323 88-489-49-967 104-1455 44-629-79-1264-33-1896-44l-485 44-177 441v88"><text:p/></draw:path><draw:path draw:style-name="gr4" draw:text-style-name="P9" svg:width="6.533cm" svg:height="6.347cm" svg:x="8.552cm" svg:y="0.843cm" svg:viewBox="0 0 6534 6348" svg:d="m5312 2602c5-451-171-874-176-1323-6-426-79-1065-662-1102-470-29-943-155-1411-89-519 73-979-88-1499-88-453 0-1002 101-1102 662-86 475-86 893-177 1367-85 442-149 862-132 1323 16 446 119 882 44 1323-76 449-345 978-88 1367 293 445 967 277 1455 264 457-13 912-179 1367-132 538 56 1059 118 1588 88 472-27 946-117 1411-44 674 105 634-622 573-970-80-452-232-1044-794-1147l-353-441-44-485v-44"><text:p/></draw:path><draw:path draw:style-name="gr4" draw:text-style-name="P9" svg:width="1.086cm" svg:height="2.223cm" svg:x="14.955cm" svg:y="1.769cm" svg:viewBox="0 0 1087 2224" svg:d="m188 0c-124 431-80 888-176 1323-105 469 519 1316 926 662 257-414 95-911 132-1367l-132-441-44-44"><text:p/></draw:path><draw:path draw:style-name="gr4" draw:text-style-name="P9" svg:width="6.215cm" svg:height="4.455cm" svg:x="1.155cm" svg:y="8.289cm" svg:viewBox="0 0 6216 4456" svg:d="m6139 2917c107-444 113-916-44-1367-181-521-360-1128-882-1367-428-196-930-197-1411-88-463 105-944-140-1411-88-461 51-909 146-1367 176-572 39-793 618-838 1058-46 442-39 888-133 1323-95 439-77 936 177 1323 331 505 946 442 1455 485 453 38 913-34 1367 0 476 36 921-12 1411 0 460 11 952 267 1323-176l265-441v-132"><text:p/></draw:path><draw:path draw:style-name="gr4" draw:text-style-name="P9" svg:width="6.462cm" svg:height="3.909cm" svg:x="8.757cm" svg:y="8.447cm" svg:viewBox="0 0 6463 3910" svg:d="m4931 113c-633-26-1261 3-1896-88-480-69-972 30-1455 0-497-31-1097 66-1323 573-186 418-326 891-221 1367 96 436-136 927 221 1323 354 392 862 410 1323 441 484 33 965 96 1455 88 470-8 937 116 1411 89 465-27 908-192 1367-265 574-91 727-674 617-1191-93-439-132-882 0-1323l-44-485-441-441h-309"><text:p/></draw:path><draw:frame draw:style-name="gr5" draw:text-style-name="P11" svg:width="1.779cm" svg:height="2.41cm" svg:x="2.54cm" svg:y="4.064cm"><draw:text-box><text:p text:style-name="P10"><text:span text:style-name="T8">L1</text:span></text:p></draw:text-box></draw:frame><draw:frame draw:style-name="gr5" draw:text-style-name="P11" svg:width="1.779cm" svg:height="2.41cm" svg:x="5.461cm" svg:y="1.651cm"><draw:text-box><text:p text:style-name="P10"><text:span text:style-name="T8">L2</text:span></text:p></draw:text-box></draw:frame><draw:frame draw:style-name="gr5" draw:text-style-name="P11" svg:width="1.779cm" svg:height="2.41cm" svg:x="9.652cm" svg:y="1.651cm"><draw:text-box><text:p text:style-name="P10"><text:span text:style-name="T8">L3</text:span></text:p></draw:text-box></draw:frame><draw:frame draw:style-name="gr5" draw:text-style-name="P11" svg:width="1.779cm" svg:height="2.41cm" svg:x="2.413cm" svg:y="9.398cm"><draw:text-box><text:p text:style-name="P10"><text:span text:style-name="T8">L4</text:span></text:p></draw:text-box></draw:frame><draw:frame draw:style-name="gr5" draw:text-style-name="P11" svg:width="1.779cm" svg:height="2.41cm" svg:x="10.287cm" svg:y="9.402cm"><draw:text-box><text:p text:style-name="P10"><text:span text:style-name="T8">L5</text:span></text:p></draw:text-box></draw:frame><draw:frame draw:style-name="gr5" draw:text-style-name="P11" svg:width="1.779cm" svg:height="2.41cm" svg:x="14.986cm" svg:y="2.671cm"><draw:text-box><text:p text:style-name="P10"><text:span text:style-name="T8">L6</text:span></text:p></draw:text-box></draw:frame><draw:line draw:style-name="gr6" draw:text-style-name="P9" svg:x1="0.635cm" svg:y1="2.159cm" svg:x2="4.953cm" svg:y2="2.159cm"><text:p/></draw:line><draw:line draw:style-name="gr7" draw:text-style-name="P9" svg:x1="4.953cm" svg:y1="2.159cm" svg:x2="5.08cm" svg:y2="5.715cm"><text:p/></draw:line><draw:line draw:style-name="gr7" draw:text-style-name="P9" svg:x1="5.08cm" svg:y1="5.715cm" svg:x2="8.001cm" svg:y2="5.715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1-24T15:19:24.804812789</meta:creation-date>
    <meta:generator>LibreOffice/3.5$Linux_X86_64 LibreOffice_project/350m1$Build-2</meta:generator>
    <dc:date>2014-02-03T08:29:55</dc:date>
    <dc:creator>Blastra </dc:creator>
    <meta:editing-duration>P1DT6H9M22S</meta:editing-duration>
    <meta:editing-cycles>26</meta:editing-cycles>
    <meta:document-statistic meta:table-count="6" meta:image-count="0" meta:object-count="60" meta:page-count="11" meta:paragraph-count="243" meta:word-count="474" meta:character-count="2501" meta:non-whitespace-character-count="2060"/>
  </office:meta>
</office:document-meta>
</file>

<file path=Object 1/content.xml><?xml version="1.0" encoding="utf-8"?>
<math xmlns="http://www.w3.org/1998/Math/MathML">
  <semantics>
    <mrow>
      <mrow>
        <msub>
          <mi>R</mi>
          <mn>1</mn>
        </msub>
        <mo stretchy="false">=</mo>
        <mn>20</mn>
      </mrow>
      <mo stretchy="false">Ω</mo>
    </mrow>
    <annotation encoding="StarMath 5.0">R_1 = 20%OMEGA</annotation>
  </semantics>
</math>
</file>

<file path=Object 10/content.xml><?xml version="1.0" encoding="utf-8"?>
<math xmlns="http://www.w3.org/1998/Math/MathML">
  <semantics>
    <mrow>
      <mrow>
        <mi>P</mi>
        <mo stretchy="false">=</mo>
        <mrow>
          <msup>
            <mrow>
              <mo stretchy="false">(</mo>
              <mrow>
                <mn>9.46A</mn>
              </mrow>
              <mo stretchy="false">)</mo>
            </mrow>
            <mn>2</mn>
          </msup>
          <mo stretchy="false">⋅</mo>
          <mn>20</mn>
        </mrow>
      </mrow>
      <mrow>
        <mo stretchy="false">Ω</mo>
        <mo stretchy="false">+</mo>
        <mrow>
          <msup>
            <mrow>
              <mo stretchy="false">(</mo>
              <mrow>
                <mn>6.306A</mn>
              </mrow>
              <mo stretchy="false">)</mo>
            </mrow>
            <mn>2</mn>
          </msup>
          <mo stretchy="false">⋅</mo>
          <mn>30</mn>
        </mrow>
      </mrow>
      <mrow>
        <mo stretchy="false">Ω</mo>
        <mo stretchy="false">+</mo>
        <mrow>
          <msup>
            <mrow>
              <mo stretchy="false">(</mo>
              <mrow>
                <mn>1.8A</mn>
              </mrow>
              <mo stretchy="false">)</mo>
            </mrow>
            <mn>2</mn>
          </msup>
          <mo stretchy="false">⋅</mo>
          <mn>50</mn>
        </mrow>
      </mrow>
      <mrow>
        <mo stretchy="false">Ω</mo>
        <mo stretchy="false">+</mo>
        <mrow>
          <msup>
            <mrow>
              <mo stretchy="false">(</mo>
              <mrow>
                <mn>6.6129A</mn>
              </mrow>
              <mo stretchy="false">)</mo>
            </mrow>
            <mn>2</mn>
          </msup>
          <mo stretchy="false">⋅</mo>
          <mn>15</mn>
        </mrow>
      </mrow>
      <mrow>
        <mo stretchy="false">Ω</mo>
        <mo stretchy="false">+</mo>
        <mrow>
          <msup>
            <mrow>
              <mo stretchy="false">(</mo>
              <mrow>
                <mn>2.8128A</mn>
              </mrow>
              <mo stretchy="false">)</mo>
            </mrow>
            <mn>2</mn>
          </msup>
          <mo stretchy="false">⋅</mo>
          <mn>32</mn>
        </mrow>
      </mrow>
      <mrow>
        <mo stretchy="false">Ω</mo>
        <mo stretchy="false">+</mo>
        <mrow>
          <msup>
            <mrow>
              <mo stretchy="false">(</mo>
              <mrow>
                <mn>2.0A</mn>
              </mrow>
              <mo stretchy="false">)</mo>
            </mrow>
            <mn>2</mn>
          </msup>
          <mo stretchy="false">⋅</mo>
          <mn>45</mn>
        </mrow>
      </mrow>
      <mo stretchy="false">Ω</mo>
    </mrow>
    <annotation encoding="StarMath 5.0">P = (9.46A)^2 cdot 20%OMEGA + (6.306A)^2 cdot 30%OMEGA + (1.8A)^2 cdot 50%OMEGA + (6.6129A)^2 cdot 15%OMEGA + (2.8128A)^2 cdot 32%OMEGA + (2.0A)^2 cdot 45%OMEGA</annotation>
  </semantics>
</math>
</file>

<file path=Object 11/content.xml><?xml version="1.0" encoding="utf-8"?>
<math xmlns="http://www.w3.org/1998/Math/MathML">
  <semantics>
    <mrow>
      <mrow>
        <mi>U</mi>
        <mo stretchy="false">=</mo>
        <mn>234V</mn>
      </mrow>
    </mrow>
    <annotation encoding="StarMath 5.0">U = 234V</annotation>
  </semantics>
</math>
</file>

<file path=Object 12/content.xml><?xml version="1.0" encoding="utf-8"?>
<math xmlns="http://www.w3.org/1998/Math/MathML">
  <semantics>
    <mrow>
      <mrow>
        <mrow>
          <msub>
            <mi>A</mi>
            <mn>1</mn>
          </msub>
          <mo stretchy="false">=</mo>
          <msup>
            <mn>2.5mm</mn>
            <mn>2</mn>
          </msup>
        </mrow>
        <mo stretchy="false">=</mo>
        <mrow>
          <mn>2.5</mn>
          <mo stretchy="false">⋅</mo>
          <msup>
            <mn>10</mn>
            <mrow>
              <mo stretchy="false">−</mo>
              <mn>6</mn>
            </mrow>
          </msup>
        </mrow>
      </mrow>
      <msup>
        <mi>m</mi>
        <mn>2</mn>
      </msup>
    </mrow>
    <annotation encoding="StarMath 5.0">A_1 = 2.5mm^2 = 2.5 cdot 10^-6 m^2</annotation>
  </semantics>
</math>
</file>

<file path=Object 13/content.xml><?xml version="1.0" encoding="utf-8"?>
<math xmlns="http://www.w3.org/1998/Math/MathML">
  <semantics>
    <mrow>
      <mrow>
        <msub>
          <mi>s</mi>
          <mn>1</mn>
        </msub>
        <mo stretchy="false">=</mo>
        <mn>50m</mn>
      </mrow>
    </mrow>
    <annotation encoding="StarMath 5.0">s_1 = 50m</annotation>
  </semantics>
</math>
</file>

<file path=Object 14/content.xml><?xml version="1.0" encoding="utf-8"?>
<math xmlns="http://www.w3.org/1998/Math/MathML">
  <semantics>
    <mrow>
      <mrow>
        <msub>
          <mi>P</mi>
          <mi mathvariant="italic">halogeeni</mi>
        </msub>
        <mo stretchy="false">=</mo>
        <mn>1500W</mn>
      </mrow>
    </mrow>
    <annotation encoding="StarMath 5.0">P_halogeeni = 1500W</annotation>
  </semantics>
</math>
</file>

<file path=Object 15/content.xml><?xml version="1.0" encoding="utf-8"?>
<math xmlns="http://www.w3.org/1998/Math/MathML">
  <semantics>
    <mrow>
      <mrow>
        <msub>
          <mi>U</mi>
          <mi mathvariant="italic">halogeeni</mi>
        </msub>
        <mo stretchy="false">=</mo>
        <mn>230V</mn>
      </mrow>
    </mrow>
    <annotation encoding="StarMath 5.0">U_halogeeni = 230V</annotation>
  </semantics>
</math>
</file>

<file path=Object 16/content.xml><?xml version="1.0" encoding="utf-8"?>
<math xmlns="http://www.w3.org/1998/Math/MathML">
  <semantics>
    <mrow>
      <mrow>
        <msub>
          <mi>P</mi>
          <mi mathvariant="italic">rälläkkä</mi>
        </msub>
        <mo stretchy="false">=</mo>
        <mn>1800W</mn>
      </mrow>
    </mrow>
    <annotation encoding="StarMath 5.0">P_rälläkkä = 1800W</annotation>
  </semantics>
</math>
</file>

<file path=Object 17/content.xml><?xml version="1.0" encoding="utf-8"?>
<math xmlns="http://www.w3.org/1998/Math/MathML">
  <semantics>
    <mrow>
      <mrow>
        <msub>
          <mi>U</mi>
          <mi mathvariant="italic">rälläkkä</mi>
        </msub>
        <mo stretchy="false">=</mo>
        <mn>230V</mn>
      </mrow>
    </mrow>
    <annotation encoding="StarMath 5.0">U_rälläkkä = 230V</annotation>
  </semantics>
</math>
</file>

<file path=Object 18/content.xml><?xml version="1.0" encoding="utf-8"?>
<math xmlns="http://www.w3.org/1998/Math/MathML">
  <semantics>
    <mrow>
      <mrow>
        <msub>
          <mi>s</mi>
          <mn>2</mn>
        </msub>
        <mo stretchy="false">=</mo>
        <mn>25m</mn>
      </mrow>
    </mrow>
    <annotation encoding="StarMath 5.0">s_2 = 25m</annotation>
  </semantics>
</math>
</file>

<file path=Object 19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o stretchy="false">δ</mo>
      </mrow>
      <mfrac>
        <mrow>
          <mn>2s</mn>
        </mrow>
        <mrow>
          <mi>A</mi>
        </mrow>
      </mfrac>
    </mrow>
    <annotation encoding="StarMath 5.0">R_johto = %delta {2s} over {A} </annotation>
  </semantics>
</math>
</file>

<file path=Object 2/content.xml><?xml version="1.0" encoding="utf-8"?>
<math xmlns="http://www.w3.org/1998/Math/MathML">
  <semantics>
    <mrow>
      <mrow>
        <msub>
          <mi>R</mi>
          <mn>2</mn>
        </msub>
        <mo stretchy="false">=</mo>
        <mn>30</mn>
      </mrow>
      <mo stretchy="false">Ω</mo>
    </mrow>
    <annotation encoding="StarMath 5.0">R_2 = 30%OMEGA</annotation>
  </semantics>
</math>
</file>

<file path=Object 20/content.xml><?xml version="1.0" encoding="utf-8"?>
<math xmlns="http://www.w3.org/1998/Math/MathML">
  <semantics>
    <mrow>
      <mrow>
        <msub>
          <mi>U</mi>
          <mi mathvariant="italic">halogeeni</mi>
        </msub>
        <mo stretchy="false">=</mo>
        <mrow>
          <mn>234V</mn>
          <mo stretchy="false">−</mo>
          <mfrac>
            <mrow>
              <mrow>
                <mrow>
                  <mn>50m</mn>
                  <mo stretchy="false">⋅</mo>
                  <mn>2</mn>
                </mrow>
                <mo stretchy="false">⋅</mo>
                <mo stretchy="false">ρ</mo>
              </mrow>
            </mrow>
            <mrow>
              <mrow>
                <mn>2.5</mn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  <mi>m</mi>
            </mrow>
          </mfrac>
        </mrow>
      </mrow>
    </mrow>
    <annotation encoding="StarMath 5.0">U_halogeeni = 234V - {50m cdot 2 cdot %rho} over {2.5 cdot 10^-6 m} </annotation>
  </semantics>
</math>
</file>

<file path=Object 21/content.xml><?xml version="1.0" encoding="utf-8"?>
<math xmlns="http://www.w3.org/1998/Math/MathML">
  <semantics>
    <mrow>
      <mrow>
        <msub>
          <mo stretchy="false">δ</mo>
          <mi mathvariant="italic">Cu</mi>
        </msub>
        <mo stretchy="false">=</mo>
        <mn>0.0175</mn>
      </mrow>
      <mo stretchy="false">Ω</mo>
      <mrow>
        <msup>
          <mi mathvariant="italic">mm</mi>
          <mn>2</mn>
        </msup>
        <mo stretchy="false">/</mo>
        <mi>m</mi>
      </mrow>
    </mrow>
    <annotation encoding="StarMath 5.0">%delta _Cu = 0.0175%OMEGA mm^2/m</annotation>
  </semantics>
</math>
</file>

<file path=Object 22/content.xml><?xml version="1.0" encoding="utf-8"?>
<math xmlns="http://www.w3.org/1998/Math/MathML">
  <semantics>
    <mrow>
      <mrow>
        <msub>
          <mi>R</mi>
          <mi mathvariant="italic">laite</mi>
        </msub>
        <mo stretchy="false">=</mo>
        <mfrac>
          <mrow>
            <msup>
              <mi>U</mi>
              <mn>2</mn>
            </msup>
          </mrow>
          <mrow>
            <mi>P</mi>
          </mrow>
        </mfrac>
      </mrow>
    </mrow>
    <annotation encoding="StarMath 5.0">R_laite = {U^2} over {P} </annotation>
  </semantics>
</math>
</file>

<file path=Object 23/content.xml><?xml version="1.0" encoding="utf-8"?>
<math xmlns="http://www.w3.org/1998/Math/MathML">
  <semantics>
    <mrow>
      <mrow>
        <msub>
          <mi>R</mi>
          <mi mathvariant="italic">halogeeni</mi>
        </msub>
        <mo stretchy="false">=</mo>
        <mfrac>
          <mrow>
            <msup>
              <mrow>
                <mo stretchy="false">(</mo>
                <mrow>
                  <mn>230V</mn>
                </mrow>
                <mo stretchy="false">)</mo>
              </mrow>
              <mn>2</mn>
            </msup>
          </mrow>
          <mrow>
            <mn>1500W</mn>
          </mrow>
        </mfrac>
      </mrow>
    </mrow>
    <annotation encoding="StarMath 5.0">R_halogeeni = {(230V)^2} over {1500W} </annotation>
  </semantics>
</math>
</file>

<file path=Object 24/content.xml><?xml version="1.0" encoding="utf-8"?>
<math xmlns="http://www.w3.org/1998/Math/MathML">
  <semantics>
    <mrow>
      <mrow>
        <msub>
          <mi>R</mi>
          <mi mathvariant="italic">halogeeni</mi>
        </msub>
        <mo stretchy="false">=</mo>
        <mfrac>
          <mrow>
            <msup>
              <mrow>
                <mo stretchy="false">(</mo>
                <mrow>
                  <mn>230V</mn>
                </mrow>
                <mo stretchy="false">)</mo>
              </mrow>
              <mn>2</mn>
            </msup>
          </mrow>
          <mrow>
            <mn>1500W</mn>
          </mrow>
        </mfrac>
      </mrow>
    </mrow>
    <annotation encoding="StarMath 5.0">R_halogeeni = {(230V)^2} over {1500W} </annotation>
  </semantics>
</math>
</file>

<file path=Object 25/content.xml><?xml version="1.0" encoding="utf-8"?>
<math xmlns="http://www.w3.org/1998/Math/MathML">
  <semantics>
    <mrow>
      <mrow>
        <msub>
          <mi>R</mi>
          <mi mathvariant="italic">halogeeni</mi>
        </msub>
        <mo stretchy="false">=</mo>
        <mn>35.2666</mn>
      </mrow>
      <mn>...</mn>
      <mo stretchy="false">Ω</mo>
    </mrow>
    <annotation encoding="StarMath 5.0">R_halogeeni = 35.2666...%OMEGA </annotation>
  </semantics>
</math>
</file>

<file path=Object 26/content.xml><?xml version="1.0" encoding="utf-8"?>
<math xmlns="http://www.w3.org/1998/Math/MathML">
  <semantics>
    <mrow>
      <mrow>
        <msub>
          <mi>R</mi>
          <mi mathvariant="italic">rälläkkä</mi>
        </msub>
        <mo stretchy="false">=</mo>
        <mfrac>
          <mrow>
            <msup>
              <mrow>
                <mo stretchy="false">(</mo>
                <mrow>
                  <mn>230V</mn>
                </mrow>
                <mo stretchy="false">)</mo>
              </mrow>
              <mn>2</mn>
            </msup>
          </mrow>
          <mrow>
            <mn>1800W</mn>
          </mrow>
        </mfrac>
      </mrow>
    </mrow>
    <annotation encoding="StarMath 5.0">R_rälläkkä = {(230V)^2} over {1800W} </annotation>
  </semantics>
</math>
</file>

<file path=Object 27/content.xml><?xml version="1.0" encoding="utf-8"?>
<math xmlns="http://www.w3.org/1998/Math/MathML">
  <semantics>
    <mrow>
      <mrow>
        <msub>
          <mi>R</mi>
          <mi mathvariant="italic">rälläkkä</mi>
        </msub>
        <mo stretchy="false">=</mo>
        <mn>29.388</mn>
      </mrow>
      <mn>...</mn>
      <mo stretchy="false">Ω</mo>
    </mrow>
    <annotation encoding="StarMath 5.0">R_rälläkkä = 29.388...%OMEGA </annotation>
  </semantics>
</math>
</file>

<file path=Object 28/content.xml><?xml version="1.0" encoding="utf-8"?>
<math xmlns="http://www.w3.org/1998/Math/MathML">
  <semantics>
    <mrow>
      <mrow>
        <msub>
          <mi>R</mi>
          <mi mathvariant="italic">johto1</mi>
        </msub>
        <mo stretchy="false">=</mo>
        <mo stretchy="false">ρ</mo>
      </mrow>
      <mfrac>
        <mrow>
          <msub>
            <mi>s</mi>
            <mn>1</mn>
          </msub>
        </mrow>
        <mrow>
          <msub>
            <mi>A</mi>
            <mn>1</mn>
          </msub>
        </mrow>
      </mfrac>
    </mrow>
    <annotation encoding="StarMath 5.0">R_johto1 = %rho {s_1} over {A_1} </annotation>
  </semantics>
</math>
</file>

<file path=Object 29/content.xml><?xml version="1.0" encoding="utf-8"?>
<math xmlns="http://www.w3.org/1998/Math/MathML">
  <semantics>
    <mrow>
      <mrow>
        <msub>
          <mi>U</mi>
          <mi mathvariant="italic">halogeeni</mi>
        </msub>
        <mo stretchy="false">=</mo>
        <mrow>
          <mn>234V</mn>
          <mo stretchy="false">−</mo>
          <mfrac>
            <mrow>
              <mrow>
                <mrow>
                  <mn>50m</mn>
                  <mo stretchy="false">⋅</mo>
                  <mn>2</mn>
                </mrow>
                <mo stretchy="false">⋅</mo>
                <mo stretchy="false">ρ</mo>
              </mrow>
            </mrow>
            <mrow>
              <mrow>
                <mn>2.5</mn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  <mi>m</mi>
            </mrow>
          </mfrac>
        </mrow>
      </mrow>
    </mrow>
    <annotation encoding="StarMath 5.0">U_halogeeni = 234V - {50m cdot 2 cdot %rho} over {2.5 cdot 10^-6 m} </annotation>
  </semantics>
</math>
</file>

<file path=Object 3/content.xml><?xml version="1.0" encoding="utf-8"?>
<math xmlns="http://www.w3.org/1998/Math/MathML">
  <semantics>
    <mrow>
      <mrow>
        <msub>
          <mi>R</mi>
          <mn>3</mn>
        </msub>
        <mo stretchy="false">=</mo>
        <mn>18</mn>
      </mrow>
      <mo stretchy="false">Ω</mo>
    </mrow>
    <annotation encoding="StarMath 5.0">R_3 = 18%OMEGA</annotation>
  </semantics>
</math>
</file>

<file path=Object 30/content.xml><?xml version="1.0" encoding="utf-8"?>
<math xmlns="http://www.w3.org/1998/Math/MathML">
  <semantics>
    <mrow>
      <mrow>
        <mrow>
          <msub>
            <mi>A</mi>
            <mn>2</mn>
          </msub>
          <mo stretchy="false">=</mo>
          <msup>
            <mn>1.5mm</mn>
            <mn>2</mn>
          </msup>
        </mrow>
        <mo stretchy="false">=</mo>
        <mrow>
          <mn>2.5</mn>
          <mo stretchy="false">⋅</mo>
          <msup>
            <mn>10</mn>
            <mrow>
              <mo stretchy="false">−</mo>
              <mn>6</mn>
            </mrow>
          </msup>
        </mrow>
      </mrow>
      <msup>
        <mi>m</mi>
        <mn>2</mn>
      </msup>
    </mrow>
    <annotation encoding="StarMath 5.0">A_2 = 1.5mm^2 = 2.5 cdot 10^-6 m^2</annotation>
  </semantics>
</math>
</file>

<file path=Object 31/content.xml><?xml version="1.0" encoding="utf-8"?>
<math xmlns="http://www.w3.org/1998/Math/MathML">
  <semantics>
    <mrow>
      <mrow>
        <mrow>
          <msub>
            <mi>R</mi>
            <mi mathvariant="italic">johto1</mi>
          </msub>
          <mo stretchy="false">=</mo>
          <mfrac>
            <mrow>
              <mrow>
                <mn>0.0175</mn>
                <mo stretchy="false">Ω</mo>
                <mrow>
                  <msup>
                    <mi mathvariant="italic">mm</mi>
                    <mn>2</mn>
                  </msup>
                  <mo stretchy="false">/</mo>
                  <mi>m</mi>
                </mrow>
              </mrow>
              <mo stretchy="false">⋅</mo>
              <mrow>
                <mn>50m</mn>
              </mrow>
            </mrow>
            <mrow>
              <mrow>
                <mn>2.5</mn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  <msup>
                <mi>m</mi>
                <mn>2</mn>
              </msup>
            </mrow>
          </mfrac>
        </mrow>
        <mo stretchy="false">=</mo>
        <mn>0.344</mn>
      </mrow>
      <mo stretchy="false">Ω</mo>
      <mi>,</mi>
      <mi mathvariant="italic">kokonaispituudessaan</mi>
      <mrow>
        <mn>2</mn>
        <mo stretchy="false">⋅</mo>
        <mn>0.344</mn>
      </mrow>
      <mrow>
        <mo stretchy="false">Ω</mo>
        <mo stretchy="false">=</mo>
        <mrow/>
      </mrow>
    </mrow>
    <annotation encoding="StarMath 5.0">R_johto1 = {0.0175 %OMEGA mm^2/m} cdot {50m} over {2.5 cdot 10^-6 m^2} = 0.344 %OMEGA, kokonaispituudessaan 2 cdot 0.344 %OMEGA = </annotation>
  </semantics>
</math>
</file>

<file path=Object 32/content.xml><?xml version="1.0" encoding="utf-8"?>
<math xmlns="http://www.w3.org/1998/Math/MathML">
  <semantics>
    <mrow>
      <mrow>
        <msub>
          <mi>R</mi>
          <mi mathvariant="italic">johto2</mi>
        </msub>
        <mo stretchy="false">=</mo>
        <mn>0.0175</mn>
      </mrow>
      <mo stretchy="false">Ω</mo>
      <mrow>
        <msup>
          <mi mathvariant="italic">mm</mi>
          <mn>2</mn>
        </msup>
        <mo stretchy="false">/</mo>
        <mi>m</mi>
      </mrow>
      <mrow>
        <mfrac>
          <mrow>
            <mn>25m</mn>
          </mrow>
          <mrow>
            <mn>1.5</mn>
          </mrow>
        </mfrac>
        <mo stretchy="false">=</mo>
        <mn>0.2866</mn>
      </mrow>
      <mn>...</mn>
      <mo stretchy="false">Ω</mo>
    </mrow>
    <annotation encoding="StarMath 5.0">R_johto2 = 0.0175 %OMEGA mm^2/m {25m} over {1.5} = 0.2866...%OMEGA</annotation>
  </semantics>
</math>
</file>

<file path=Object 33/content.xml><?xml version="1.0" encoding="utf-8"?>
<math xmlns="http://www.w3.org/1998/Math/MathML">
  <semantics>
    <mrow>
      <mrow>
        <msub>
          <mi>R</mi>
          <mi mathvariant="italic">total</mi>
        </msub>
        <mo stretchy="false">=</mo>
        <mrow>
          <msub>
            <mn>2R</mn>
            <mi mathvariant="italic">johto1</mi>
          </msub>
          <mo stretchy="false">+</mo>
          <msup>
            <mrow>
              <mo stretchy="false">(</mo>
              <mrow>
                <mrow>
                  <mfrac>
                    <mrow>
                      <mn>1</mn>
                    </mrow>
                    <mrow>
                      <msub>
                        <mi>R</mi>
                        <mi mathvariant="italic">halogeeni</mi>
                      </msub>
                    </mrow>
                  </mfrac>
                  <mo stretchy="false">+</mo>
                  <mfrac>
                    <mrow>
                      <mn>1</mn>
                    </mrow>
                    <mrow>
                      <mrow>
                        <msub>
                          <mn>2R</mn>
                          <mi mathvariant="italic">johto2</mi>
                        </msub>
                        <mo stretchy="false">+</mo>
                        <msub>
                          <mi>R</mi>
                          <mi mathvariant="italic">rälläkkä</mi>
                        </msub>
                      </mrow>
                    </mrow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</mrow>
    </mrow>
    <annotation encoding="StarMath 5.0">R_total = 2R_johto1 + ({1} over {R_halogeeni}  + {1} over {2R_johto2 + R_rälläkkä})^-1  </annotation>
  </semantics>
</math>
</file>

<file path=Object 34/content.xml><?xml version="1.0" encoding="utf-8"?>
<math xmlns="http://www.w3.org/1998/Math/MathML">
  <semantics>
    <mrow>
      <mrow>
        <msub>
          <mi>P</mi>
          <mi mathvariant="italic">total</mi>
        </msub>
        <mo stretchy="false">=</mo>
        <mrow>
          <mrow>
            <mrow>
              <msub>
                <mi>L</mi>
                <mn>1</mn>
              </msub>
              <mo stretchy="false">⋅</mo>
              <msub>
                <mn>2R</mn>
                <mi mathvariant="italic">johto</mi>
              </msub>
            </mrow>
            <mo stretchy="false">+</mo>
            <mrow>
              <mrow>
                <mo stretchy="false">(</mo>
                <mrow>
                  <mrow>
                    <msub>
                      <mi>L</mi>
                      <mn>2</mn>
                    </msub>
                    <mo stretchy="false">−</mo>
                    <msub>
                      <mi>L</mi>
                      <mn>1</mn>
                    </msub>
                  </mrow>
                </mrow>
                <mo stretchy="false">)</mo>
              </mrow>
              <mo stretchy="false">⋅</mo>
              <msub>
                <mi>R</mi>
                <mi mathvariant="italic">halogeeni</mi>
              </msub>
            </mrow>
          </mrow>
          <mo stretchy="false">+</mo>
          <mrow>
            <msub>
              <mi>L</mi>
              <mn>2</mn>
            </msub>
            <mo stretchy="false">⋅</mo>
            <mrow>
              <mo stretchy="false">(</mo>
              <mrow>
                <mrow>
                  <msub>
                    <mn>2R</mn>
                    <mi mathvariant="italic">johto2</mi>
                  </msub>
                  <mo stretchy="false">+</mo>
                  <msub>
                    <mi>R</mi>
                    <mi mathvariant="italic">rälläkkä</mi>
                  </msub>
                </mrow>
              </mrow>
              <mo stretchy="false">)</mo>
            </mrow>
          </mrow>
        </mrow>
      </mrow>
    </mrow>
    <annotation encoding="StarMath 5.0">P_total = L_1 cdot 2R_johto + (L_2 - L_1)cdot R_halogeeni + L_2 cdot (2R_johto2 + R_rälläkkä)</annotation>
  </semantics>
</math>
</file>

<file path=Object 35/content.xml><?xml version="1.0" encoding="utf-8"?>
<math xmlns="http://www.w3.org/1998/Math/MathML">
  <semantics>
    <mrow>
      <mrow>
        <msub>
          <mi>P</mi>
          <mi mathvariant="italic">total</mi>
        </msub>
        <mo stretchy="false">=</mo>
        <mrow>
          <mrow>
            <mn>42.125A</mn>
            <mo stretchy="false">⋅</mo>
            <mn>2</mn>
          </mrow>
          <mo stretchy="false">⋅</mo>
          <mn>0.3444</mn>
        </mrow>
      </mrow>
      <mrow>
        <mo stretchy="false">Ω</mo>
        <mo stretchy="false">+</mo>
        <mrow>
          <mrow>
            <mo stretchy="false">(</mo>
            <mrow>
              <mrow>
                <mn>49.582A</mn>
                <mo stretchy="false">−</mo>
                <mn>42.125A</mn>
              </mrow>
            </mrow>
            <mo stretchy="false">)</mo>
          </mrow>
          <mo stretchy="false">⋅</mo>
          <mn>32.2666</mn>
        </mrow>
      </mrow>
      <mn>...</mn>
      <mrow>
        <mi>A</mi>
        <mo stretchy="false">+</mo>
        <mrow>
          <mn>49.582A</mn>
          <mo stretchy="false">⋅</mo>
          <mrow>
            <mo stretchy="false">(</mo>
            <mrow>
              <mrow>
                <mn>2</mn>
                <mo stretchy="false">⋅</mo>
                <mn>0.2866</mn>
              </mrow>
              <mrow>
                <mo stretchy="false">Ω</mo>
                <mo stretchy="false">+</mo>
                <mn>29.388</mn>
              </mrow>
              <mn>...</mn>
              <mo stretchy="false">Ω</mo>
            </mrow>
            <mo stretchy="false">)</mo>
          </mrow>
        </mrow>
      </mrow>
    </mrow>
    <annotation encoding="StarMath 5.0">P_total = 42.125A cdot 2 cdot 0.3444 %OMEGA + (49.582A - 42.125A) cdot 32.2666...A + 49.582A cdot (2 cdot 0.2866%OMEGA + 29.388...%OMEGA)</annotation>
  </semantics>
</math>
</file>

<file path=Object 36/content.xml><?xml version="1.0" encoding="utf-8"?>
<math xmlns="http://www.w3.org/1998/Math/MathML">
  <semantics>
    <mrow>
      <mrow>
        <msub>
          <mi>P</mi>
          <mi mathvariant="italic">total</mi>
        </msub>
        <mo stretchy="false">=</mo>
        <mrow/>
      </mrow>
    </mrow>
    <annotation encoding="StarMath 5.0">P_total = </annotation>
  </semantics>
</math>
</file>

<file path=Object 37/content.xml><?xml version="1.0" encoding="utf-8"?>
<math xmlns="http://www.w3.org/1998/Math/MathML">
  <semantics>
    <mrow>
      <mrow>
        <msub>
          <mi>I</mi>
          <mi mathvariant="italic">laite</mi>
        </msub>
        <mo stretchy="false">=</mo>
        <mfrac>
          <mrow>
            <mi>P</mi>
          </mrow>
          <mrow>
            <mi>U</mi>
          </mrow>
        </mfrac>
      </mrow>
    </mrow>
    <annotation encoding="StarMath 5.0">I_laite = {P} over {U} </annotation>
  </semantics>
</math>
</file>

<file path=Object 38/content.xml><?xml version="1.0" encoding="utf-8"?>
<math xmlns="http://www.w3.org/1998/Math/MathML">
  <semantics>
    <mrow>
      <mrow>
        <mrow>
          <msub>
            <mi>I</mi>
            <mi mathvariant="italic">rälläkkä</mi>
          </msub>
          <mo stretchy="false">=</mo>
          <mfrac>
            <mrow>
              <mn>1800W</mn>
            </mrow>
            <mrow>
              <mn>230V</mn>
            </mrow>
          </mfrac>
        </mrow>
        <mo stretchy="false">=</mo>
        <mn>7.8260</mn>
      </mrow>
      <mn>...</mn>
      <mi>A</mi>
    </mrow>
    <annotation encoding="StarMath 5.0">I_rälläkkä = {1800W} over {230V} = 7.8260...A</annotation>
  </semantics>
</math>
</file>

<file path=Object 39/content.xml><?xml version="1.0" encoding="utf-8"?>
<math xmlns="http://www.w3.org/1998/Math/MathML">
  <semantics>
    <mrow>
      <mrow>
        <mrow>
          <msub>
            <mi>I</mi>
            <mi mathvariant="italic">halogeeni</mi>
          </msub>
          <mo stretchy="false">=</mo>
          <mfrac>
            <mrow>
              <mn>1500W</mn>
            </mrow>
            <mrow>
              <mn>230V</mn>
            </mrow>
          </mfrac>
        </mrow>
        <mo stretchy="false">=</mo>
        <mn>6.5217</mn>
      </mrow>
      <mn>...</mn>
      <mi>A</mi>
    </mrow>
    <annotation encoding="StarMath 5.0">I_halogeeni = {1500W} over {230V} = 6.5217...A</annotation>
  </semantics>
</math>
</file>

<file path=Object 4/content.xml><?xml version="1.0" encoding="utf-8"?>
<math xmlns="http://www.w3.org/1998/Math/MathML">
  <semantics>
    <mrow>
      <mrow>
        <msub>
          <mi>R</mi>
          <mn>4</mn>
        </msub>
        <mo stretchy="false">=</mo>
        <mn>50</mn>
      </mrow>
      <mo stretchy="false">Ω</mo>
    </mrow>
    <annotation encoding="StarMath 5.0">R_4 = 50%OMEGA</annotation>
  </semantics>
</math>
</file>

<file path=Object 40/content.xml><?xml version="1.0" encoding="utf-8"?>
<math xmlns="http://www.w3.org/1998/Math/MathML">
  <semantics>
    <mrow>
      <mrow>
        <msub>
          <mi>P</mi>
          <mi mathvariant="italic">johto1</mi>
        </msub>
        <mo stretchy="false">=</mo>
        <mrow>
          <mn>2</mn>
          <mo stretchy="false">⋅</mo>
          <msub>
            <mo stretchy="false">δ</mo>
            <mi mathvariant="italic">Cu</mi>
          </msub>
        </mrow>
      </mrow>
      <mrow>
        <mfrac>
          <mrow>
            <msub>
              <mi>s</mi>
              <mn>1</mn>
            </msub>
          </mrow>
          <mrow>
            <msub>
              <mi>A</mi>
              <mn>1</mn>
            </msub>
          </mrow>
        </mfrac>
        <mo stretchy="false">⋅</mo>
        <msup>
          <mi>U</mi>
          <mn>2</mn>
        </msup>
      </mrow>
    </mrow>
    <annotation encoding="StarMath 5.0">P_johto1 = 2 cdot %delta_Cu {s_1} over {A_1} cdot U^2</annotation>
  </semantics>
</math>
</file>

<file path=Object 41/content.xml><?xml version="1.0" encoding="utf-8"?>
<math xmlns="http://www.w3.org/1998/Math/MathML">
  <semantics>
    <mrow>
      <mrow>
        <msub>
          <mi>R</mi>
          <mi mathvariant="italic">oik</mi>
        </msub>
        <mo stretchy="false">=</mo>
        <mn>80</mn>
      </mrow>
      <mrow>
        <mrow>
          <mo stretchy="false">Ω</mo>
          <mo stretchy="false">+</mo>
          <msup>
            <mrow>
              <mo stretchy="false">(</mo>
              <mrow>
                <mrow>
                  <mfrac>
                    <mrow>
                      <mn>1</mn>
                    </mrow>
                    <mrow>
                      <mn>60</mn>
                      <mo stretchy="false">Ω</mo>
                    </mrow>
                  </mfrac>
                  <mo stretchy="false">+</mo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row>
                              <mn>100</mn>
                              <mo stretchy="false">+</mo>
                              <mn>50</mn>
                            </mrow>
                            <mo stretchy="false">+</mo>
                            <mn>200</mn>
                          </mrow>
                        </mrow>
                        <mo stretchy="false">)</mo>
                      </mrow>
                      <mo stretchy="false">Ω</mo>
                    </mrow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  <mo stretchy="false">=</mo>
        <mn>51.219512</mn>
      </mrow>
      <mo stretchy="false">Ω</mo>
    </mrow>
    <annotation encoding="StarMath 5.0">R_oik = 80%OMEGA + ({1} over {60%OMEGA} + {1} over {(100+50+200)%OMEGA})^-1 = 51.219512%OMEGA</annotation>
  </semantics>
</math>
</file>

<file path=Object 42/content.xml><?xml version="1.0" encoding="utf-8"?>
<math xmlns="http://www.w3.org/1998/Math/MathML">
  <semantics>
    <mrow>
      <mrow>
        <msub>
          <mi>R</mi>
          <mi mathvariant="italic">vas</mi>
        </msub>
        <mo stretchy="false">=</mo>
        <mn>150</mn>
      </mrow>
      <mrow>
        <mo stretchy="false">Ω</mo>
        <mo stretchy="false">+</mo>
        <mn>150</mn>
      </mrow>
      <mrow>
        <mo stretchy="false">Ω</mo>
        <mo stretchy="false">+</mo>
        <mn>100</mn>
      </mrow>
      <mrow>
        <mo stretchy="false">Ω</mo>
        <mo stretchy="false">=</mo>
        <mn>400</mn>
      </mrow>
      <mo stretchy="false">Ω</mo>
    </mrow>
    <annotation encoding="StarMath 5.0">R_vas = 150%OMEGA + 150%OMEGA + 100%OMEGA = 400%OMEGA</annotation>
  </semantics>
</math>
</file>

<file path=Object 43/content.xml><?xml version="1.0" encoding="utf-8"?>
<math xmlns="http://www.w3.org/1998/Math/MathML">
  <semantics>
    <mrow>
      <mrow>
        <mrow>
          <mrow>
            <msub>
              <mi>R</mi>
              <mi mathvariant="italic">Thev</mi>
            </msub>
            <mo stretchy="false">=</mo>
            <msup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sub>
                          <mi>R</mi>
                          <mi mathvariant="italic">vas</mi>
                        </msub>
                      </mrow>
                    </mfrac>
                    <mo stretchy="false">+</mo>
                    <mfrac>
                      <mrow>
                        <mn>1</mn>
                      </mrow>
                      <mrow>
                        <msub>
                          <mi>R</mi>
                          <mi mathvariant="italic">oik</mi>
                        </msub>
                      </mrow>
                    </mfrac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=</mo>
          <msup>
            <mrow>
              <mo stretchy="false">(</mo>
              <mrow>
                <mrow>
                  <mfrac>
                    <mrow>
                      <mn>1</mn>
                    </mrow>
                    <mrow>
                      <mn>51.2195</mn>
                      <mn>...</mn>
                      <mo stretchy="false">Ω</mo>
                    </mrow>
                  </mfrac>
                  <mo stretchy="false">+</mo>
                  <mfrac>
                    <mrow>
                      <mn>1</mn>
                    </mrow>
                    <mrow>
                      <mn>400</mn>
                      <mo stretchy="false">Ω</mo>
                    </mrow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  <mo stretchy="false">=</mo>
        <mn>98.8062</mn>
      </mrow>
      <mn>...</mn>
      <mrow>
        <mo stretchy="false">Ω</mo>
        <mo stretchy="false">≈</mo>
        <mn>98.8</mn>
      </mrow>
      <mo stretchy="false">Ω</mo>
    </mrow>
    <annotation encoding="StarMath 5.0">R_Thev = ({1} over {R_vas} + {1} over {R_oik})^-1 = ({1} over {51.2195...%OMEGA} + {1} over {400%OMEGA})^-1 = 98.8062...%OMEGA approx 98.8%OMEGA</annotation>
  </semantics>
</math>
</file>

<file path=Object 44/content.xml><?xml version="1.0" encoding="utf-8"?>
<math xmlns="http://www.w3.org/1998/Math/MathML">
  <semantics>
    <mrow>
      <mrow>
        <msub>
          <mi>P</mi>
          <mi mathvariant="italic">R2</mi>
        </msub>
        <mo stretchy="false">=</mo>
        <mrow>
          <msup>
            <mrow>
              <mo stretchy="false">(</mo>
              <mrow>
                <mrow>
                  <mn>1.5528A</mn>
                  <mo stretchy="false">−</mo>
                  <mn>0.2073A</mn>
                </mrow>
              </mrow>
              <mo stretchy="false">)</mo>
            </mrow>
            <mn>2</mn>
          </msup>
          <mo stretchy="false">⋅</mo>
          <mn>12</mn>
        </mrow>
      </mrow>
      <mrow>
        <mo stretchy="false">Ω</mo>
        <mo stretchy="false">=</mo>
        <mn>21.724</mn>
      </mrow>
      <mn>...</mn>
      <mrow>
        <mi>W</mi>
        <mo stretchy="false">≈</mo>
        <mn>21.7W</mn>
      </mrow>
    </mrow>
    <annotation encoding="StarMath 5.0">P_R2 = (1.5528A-0.2073A)^2 cdot 12%OMEGA = 21.724...W approx 21.7W</annotation>
  </semantics>
</math>
</file>

<file path=Object 45/content.xml><?xml version="1.0" encoding="utf-8"?>
<math xmlns="http://www.w3.org/1998/Math/MathML">
  <semantics>
    <mrow>
      <mrow>
        <msub>
          <mi>R</mi>
          <mi>J</mi>
        </msub>
        <mo stretchy="false">=</mo>
        <mrow>
          <mn>2.4876W</mn>
          <mo stretchy="false">+</mo>
          <mrow>
            <msup>
              <mrow>
                <mo stretchy="false">(</mo>
                <mrow>
                  <mn>0.2073A</mn>
                </mrow>
                <mo stretchy="false">)</mo>
              </mrow>
              <mn>2</mn>
            </msup>
            <mo stretchy="false">⋅</mo>
            <mn>20</mn>
          </mrow>
        </mrow>
      </mrow>
      <mrow>
        <mrow>
          <mo stretchy="false">Ω</mo>
          <mo stretchy="false">+</mo>
          <mn>21.724W</mn>
        </mrow>
        <mo stretchy="false">+</mo>
        <mrow>
          <msup>
            <mrow>
              <mo stretchy="false">(</mo>
              <mrow>
                <mn>1.5528A</mn>
              </mrow>
              <mo stretchy="false">)</mo>
            </mrow>
            <mn>2</mn>
          </msup>
          <mo stretchy="false">⋅</mo>
          <mn>4</mn>
        </mrow>
      </mrow>
      <mrow>
        <mo stretchy="false">Ω</mo>
        <mo stretchy="false">+</mo>
        <mrow>
          <msup>
            <mrow>
              <mo stretchy="false">(</mo>
              <mrow>
                <mrow>
                  <mn>2A</mn>
                  <mo stretchy="false">−</mo>
                  <mn>1.5528A</mn>
                </mrow>
              </mrow>
              <mo stretchy="false">)</mo>
            </mrow>
            <mn>2</mn>
          </msup>
          <mo stretchy="false">⋅</mo>
          <mn>50</mn>
        </mrow>
      </mrow>
      <mo stretchy="false">Ω</mo>
    </mrow>
    <annotation encoding="StarMath 5.0">R_J = 2.4876W + (0.2073A)^2 cdot 20%OMEGA + 21.724W + (1.5528A)^2 cdot 4%OMEGA + (2A - 1.5528A)^2 cdot 50%OMEGA </annotation>
  </semantics>
</math>
</file>

<file path=Object 46/content.xml><?xml version="1.0" encoding="utf-8"?>
<math xmlns="http://www.w3.org/1998/Math/MathML">
  <semantics>
    <mrow>
      <mrow>
        <msub>
          <mi>R</mi>
          <mi>J</mi>
        </msub>
        <mo stretchy="false">=</mo>
        <mrow>
          <mrow>
            <mrow>
              <mrow>
                <msub>
                  <mi>P</mi>
                  <mi>E</mi>
                </msub>
                <mo stretchy="false">+</mo>
                <mrow>
                  <msubsup>
                    <mi>I</mi>
                    <mn>1</mn>
                    <mn>2</mn>
                  </msubsup>
                  <mo stretchy="false">⋅</mo>
                  <msub>
                    <mi>R</mi>
                    <mn>1</mn>
                  </msub>
                </mrow>
              </mrow>
              <mo stretchy="false">+</mo>
              <msub>
                <mi>P</mi>
                <mi mathvariant="italic">R2</mi>
              </msub>
            </mrow>
            <mo stretchy="false">+</mo>
            <mrow>
              <msubsup>
                <mi>I</mi>
                <mn>2</mn>
                <mn>2</mn>
              </msubsup>
              <mo stretchy="false">⋅</mo>
              <msub>
                <mi>R</mi>
                <mn>3</mn>
              </msub>
            </mrow>
          </mrow>
          <mo stretchy="false">+</mo>
          <mrow>
            <msup>
              <mrow>
                <mo stretchy="false">(</mo>
                <mrow>
                  <mrow>
                    <msub>
                      <mi>I</mi>
                      <mn>3</mn>
                    </msub>
                    <mo stretchy="false">−</mo>
                    <msub>
                      <mi>I</mi>
                      <mn>2</mn>
                    </msub>
                  </mrow>
                </mrow>
                <mo stretchy="false">)</mo>
              </mrow>
              <mn>2</mn>
            </msup>
            <mo stretchy="false">⋅</mo>
            <msub>
              <mi>R</mi>
              <mn>4</mn>
            </msub>
          </mrow>
        </mrow>
      </mrow>
    </mrow>
    <annotation encoding="StarMath 5.0">R_J = P_E + I_1^2 cdot R_1 + P_R2 + I_2^2 cdot R_3 + (I_3 - I_2)^2 cdot R_4 </annotation>
  </semantics>
</math>
</file>

<file path=Object 47/content.xml><?xml version="1.0" encoding="utf-8"?>
<math xmlns="http://www.w3.org/1998/Math/MathML">
  <semantics>
    <mrow>
      <mrow>
        <msub>
          <mi>U</mi>
          <mi mathvariant="italic">AB</mi>
        </msub>
        <mo stretchy="false">=</mo>
        <mrow>
          <msub>
            <mi>U</mi>
            <mi mathvariant="italic">syöte</mi>
          </msub>
          <mo stretchy="false">−</mo>
          <mrow>
            <msub>
              <mi>I</mi>
              <mn>1</mn>
            </msub>
            <mo stretchy="false">⋅</mo>
            <mrow>
              <mo stretchy="false">(</mo>
              <mrow>
                <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6</mn>
                    </msub>
                  </mrow>
                  <mo stretchy="false">+</mo>
                  <msub>
                    <mi>R</mi>
                    <mn>5</mn>
                  </msub>
                </mrow>
              </mrow>
              <mo stretchy="false">)</mo>
            </mrow>
          </mrow>
        </mrow>
      </mrow>
    </mrow>
    <annotation encoding="StarMath 5.0">U_AB = U_syöte - I_1 cdot (R_1 + R_6 + R_5)</annotation>
  </semantics>
</math>
</file>

<file path=Object 48/content.xml><?xml version="1.0" encoding="utf-8"?>
<math xmlns="http://www.w3.org/1998/Math/MathML">
  <semantics>
    <mrow>
      <mrow>
        <msub>
          <mi>U</mi>
          <mi mathvariant="italic">AB</mi>
        </msub>
        <mo stretchy="false">=</mo>
        <mrow>
          <mn>24V</mn>
          <mo stretchy="false">−</mo>
          <mrow>
            <mn>0.0451790A</mn>
            <mo stretchy="false">⋅</mo>
            <mrow>
              <mo stretchy="false">(</mo>
              <mrow>
                <mn>150</mn>
                <mrow>
                  <mo stretchy="false">Ω</mo>
                  <mo stretchy="false">+</mo>
                  <mn>150</mn>
                </mrow>
                <mrow>
                  <mo stretchy="false">Ω</mo>
                  <mo stretchy="false">+</mo>
                  <mn>100</mn>
                </mrow>
                <mo stretchy="false">Ω</mo>
              </mrow>
              <mo stretchy="false">)</mo>
            </mrow>
          </mrow>
        </mrow>
      </mrow>
    </mrow>
    <annotation encoding="StarMath 5.0">U_AB = 24V - 0.0451790A cdot (150%OMEGA+150%OMEGA+100%OMEGA)</annotation>
  </semantics>
</math>
</file>

<file path=Object 49/content.xml><?xml version="1.0" encoding="utf-8"?>
<math xmlns="http://www.w3.org/1998/Math/MathML">
  <semantics>
    <mrow>
      <mrow>
        <msub>
          <mi>U</mi>
          <mi mathvariant="italic">AB</mi>
        </msub>
        <mo stretchy="false">=</mo>
        <mn>5.9284</mn>
      </mrow>
      <mn>...</mn>
      <mrow>
        <mi>V</mi>
        <mo stretchy="false">≈</mo>
        <mn>5.92V</mn>
      </mrow>
    </mrow>
    <annotation encoding="StarMath 5.0">U_AB = 5.9284...V approx 5.92V</annotation>
  </semantics>
</math>
</file>

<file path=Object 5/content.xml><?xml version="1.0" encoding="utf-8"?>
<math xmlns="http://www.w3.org/1998/Math/MathML">
  <semantics>
    <mrow>
      <mrow>
        <msub>
          <mi>R</mi>
          <mn>5</mn>
        </msub>
        <mo stretchy="false">=</mo>
        <mn>15</mn>
      </mrow>
      <mo stretchy="false">Ω</mo>
    </mrow>
    <annotation encoding="StarMath 5.0">R_5 = 15%OMEGA</annotation>
  </semantics>
</math>
</file>

<file path=Object 50/content.xml><?xml version="1.0" encoding="utf-8"?>
<math xmlns="http://www.w3.org/1998/Math/MathML">
  <semantics>
    <mrow>
      <mrow>
        <msub>
          <mi>U</mi>
          <mi mathvariant="italic">halogeeni</mi>
        </msub>
        <mo stretchy="false">=</mo>
        <mrow>
          <mi>U</mi>
          <mo stretchy="false">−</mo>
          <msub>
            <mo stretchy="false">δ</mo>
            <mi mathvariant="italic">Cu</mi>
          </msub>
        </mrow>
      </mrow>
      <mfrac>
        <mrow>
          <msub>
            <mi>s</mi>
            <mn>1</mn>
          </msub>
        </mrow>
        <mrow>
          <msub>
            <mi>A</mi>
            <mn>1</mn>
          </msub>
        </mrow>
      </mfrac>
    </mrow>
    <annotation encoding="StarMath 5.0">U_halogeeni = U - %delta_Cu {s_1} over {A_1} </annotation>
  </semantics>
</math>
</file>

<file path=Object 51/content.xml><?xml version="1.0" encoding="utf-8"?>
<math xmlns="http://www.w3.org/1998/Math/MathML">
  <semantics>
    <mrow>
      <mrow>
        <msub>
          <mi>U</mi>
          <mi mathvariant="italic">halogeeni</mi>
        </msub>
        <mo stretchy="false">=</mo>
        <mrow>
          <mn>234V</mn>
          <mo stretchy="false">−</mo>
          <mfrac>
            <mrow>
              <mrow>
                <mrow>
                  <mn>2</mn>
                  <mo stretchy="false">⋅</mo>
                  <mn>0.0175</mn>
                </mrow>
                <mo stretchy="false">Ω</mo>
                <mrow>
                  <msup>
                    <mi mathvariant="italic">mm</mi>
                    <mn>2</mn>
                  </msup>
                  <mo stretchy="false">/</mo>
                  <mi>m</mi>
                </mrow>
              </mrow>
              <mo stretchy="false">⋅</mo>
              <mrow>
                <mn>50m</mn>
              </mrow>
            </mrow>
            <mrow>
              <msup>
                <mn>2.5mm</mn>
                <mn>2</mn>
              </msup>
            </mrow>
          </mfrac>
        </mrow>
      </mrow>
    </mrow>
    <annotation encoding="StarMath 5.0">U_halogeeni = 234V - {2 cdot 0.0175%OMEGA mm^2/m} cdot {50m} over {2.5mm^2} </annotation>
  </semantics>
</math>
</file>

<file path=Object 52/content.xml><?xml version="1.0" encoding="utf-8"?>
<math xmlns="http://www.w3.org/1998/Math/MathML">
  <semantics>
    <mrow>
      <mrow>
        <msub>
          <mi>U</mi>
          <mi mathvariant="italic">rälläkkä</mi>
        </msub>
        <mo stretchy="false">=</mo>
        <mrow>
          <mrow>
            <mn>234V</mn>
            <mo stretchy="false">−</mo>
            <mfrac>
              <mrow>
                <mrow>
                  <mrow>
                    <mn>2</mn>
                    <mo stretchy="false">⋅</mo>
                    <mn>0.0175</mn>
                  </mrow>
                  <mo stretchy="false">Ω</mo>
                  <mrow>
                    <msup>
                      <mi mathvariant="italic">mm</mi>
                      <mn>2</mn>
                    </msup>
                    <mo stretchy="false">/</mo>
                    <mi>m</mi>
                  </mrow>
                </mrow>
                <mo stretchy="false">⋅</mo>
                <mrow>
                  <mn>25m</mn>
                </mrow>
              </mrow>
              <mrow>
                <msup>
                  <mn>1.5mm</mn>
                  <mn>2</mn>
                </msup>
              </mrow>
            </mfrac>
          </mrow>
          <mo stretchy="false">−</mo>
          <mfrac>
            <mrow>
              <mrow>
                <mrow>
                  <mn>2</mn>
                  <mo stretchy="false">⋅</mo>
                  <mn>0.0175</mn>
                </mrow>
                <mo stretchy="false">Ω</mo>
                <mrow>
                  <msup>
                    <mi mathvariant="italic">mm</mi>
                    <mn>2</mn>
                  </msup>
                  <mo stretchy="false">/</mo>
                  <mi>m</mi>
                </mrow>
              </mrow>
              <mo stretchy="false">⋅</mo>
              <mrow>
                <mn>50m</mn>
              </mrow>
            </mrow>
            <mrow>
              <msup>
                <mn>2.5mm</mn>
                <mn>2</mn>
              </msup>
            </mrow>
          </mfrac>
        </mrow>
      </mrow>
    </mrow>
    <annotation encoding="StarMath 5.0">U_rälläkkä = 234V - {2 cdot 0.0175%OMEGA mm^2/m} cdot {25m} over {1.5mm^2} - {2 cdot 0.0175%OMEGA mm^2/m} cdot {50m} over {2.5mm^2} </annotation>
  </semantics>
</math>
</file>

<file path=Object 53/content.xml><?xml version="1.0" encoding="utf-8"?>
<math xmlns="http://www.w3.org/1998/Math/MathML">
  <semantics>
    <mrow>
      <mrow>
        <msub>
          <mi>U</mi>
          <mi mathvariant="italic">rälläkkä</mi>
        </msub>
        <mo stretchy="false">=</mo>
        <mn>232.7166</mn>
      </mrow>
      <mn>...</mn>
      <mi>V</mi>
    </mrow>
    <annotation encoding="StarMath 5.0">U_rälläkkä = 232.7166...V</annotation>
  </semantics>
</math>
</file>

<file path=Object 54/content.xml><?xml version="1.0" encoding="utf-8"?>
<math xmlns="http://www.w3.org/1998/Math/MathML">
  <semantics>
    <mrow>
      <mrow>
        <msub>
          <mi>U</mi>
          <mi mathvariant="italic">halogeeni</mi>
        </msub>
        <mo stretchy="false">=</mo>
        <mn>233.3V</mn>
      </mrow>
    </mrow>
    <annotation encoding="StarMath 5.0">U_halogeeni = 233.3V</annotation>
  </semantics>
</math>
</file>

<file path=Object 55/content.xml><?xml version="1.0" encoding="utf-8"?>
<math xmlns="http://www.w3.org/1998/Math/MathML">
  <semantics>
    <mrow>
      <mrow>
        <mi>I</mi>
        <mo stretchy="false">=</mo>
        <mrow>
          <mrow>
            <mrow>
              <mfrac>
                <mrow>
                  <msup>
                    <mi>U</mi>
                    <mn>2</mn>
                  </msup>
                </mrow>
                <mrow>
                  <msub>
                    <mi>R</mi>
                    <mi mathvariant="italic">johto1</mi>
                  </msub>
                </mrow>
              </mfrac>
              <mo stretchy="false">+</mo>
              <mfrac>
                <mrow>
                  <msubsup>
                    <mi>U</mi>
                    <mi mathvariant="italic">halogeeni</mi>
                    <mn>2</mn>
                  </msubsup>
                </mrow>
                <mrow>
                  <msub>
                    <mi>R</mi>
                    <mi mathvariant="italic">halogeeni</mi>
                  </msub>
                </mrow>
              </mfrac>
            </mrow>
            <mo stretchy="false">+</mo>
            <mfrac>
              <mrow>
                <msubsup>
                  <mi>U</mi>
                  <mi mathvariant="italic">rälläkkä</mi>
                  <mn>2</mn>
                </msubsup>
              </mrow>
              <mrow>
                <msub>
                  <mi>R</mi>
                  <mi mathvariant="italic">rälläkkä</mi>
                </msub>
              </mrow>
            </mfrac>
          </mrow>
          <mo stretchy="false">+</mo>
          <mfrac>
            <mrow>
              <msubsup>
                <mi>U</mi>
                <mi mathvariant="italic">johto2</mi>
                <mn>2</mn>
              </msubsup>
            </mrow>
            <mrow>
              <msub>
                <mi>R</mi>
                <mi mathvariant="italic">johto2</mi>
              </msub>
            </mrow>
          </mfrac>
        </mrow>
      </mrow>
    </mrow>
    <annotation encoding="StarMath 5.0">I ={U^2} over {R_johto1} + {U^2_halogeeni} over {R_halogeeni} + {U^2_rälläkkä} over {R_rälläkkä} + {U^2_johto2} over {R_johto2}</annotation>
  </semantics>
</math>
</file>

<file path=Object 56/content.xml><?xml version="1.0" encoding="utf-8"?>
<math xmlns="http://www.w3.org/1998/Math/MathML">
  <semantics>
    <mrow>
      <mrow>
        <msub>
          <mi>P</mi>
          <mi>E</mi>
        </msub>
        <mo stretchy="false">=</mo>
        <mi mathvariant="italic">jännitelähde</mi>
      </mrow>
      <mn>12V</mn>
      <mi>,</mi>
      <mrow>
        <msub>
          <mi>P</mi>
          <mi>J</mi>
        </msub>
        <mo stretchy="false">=</mo>
        <mi mathvariant="italic">vakiovirtalähde</mi>
      </mrow>
    </mrow>
    <annotation encoding="StarMath 5.0">P_E = jännitelähde 12V, P_J = vakiovirtalähde</annotation>
  </semantics>
</math>
</file>

<file path=Object 57/content.xml><?xml version="1.0" encoding="utf-8"?>
<math xmlns="http://www.w3.org/1998/Math/MathML">
  <semantics>
    <mrow>
      <mrow>
        <mrow>
          <mrow>
            <msub>
              <mi>P</mi>
              <mi>E</mi>
            </msub>
            <mo stretchy="false">=</mo>
            <mrow>
              <mn>0.2073A</mn>
              <mo stretchy="false">⋅</mo>
              <mn>12V</mn>
            </mrow>
          </mrow>
          <mo stretchy="false">=</mo>
          <mn>2.4876W</mn>
        </mrow>
        <mo stretchy="false">≈</mo>
        <mn>2.48W</mn>
      </mrow>
      <mi mathvariant="italic">Virtalähteen</mi>
      <mi mathvariant="italic">napojen</mi>
      <mi mathvariant="italic">vastaisesti</mi>
      <mi>,</mi>
      <mi mathvariant="italic">joten</mi>
      <mi mathvariant="italic">se</mi>
      <mi mathvariant="italic">ottaa</mi>
      <mi mathvariant="italic">piiristä</mi>
      <mi mathvariant="italic">latausvirtaa</mi>
    </mrow>
    <annotation encoding="StarMath 5.0">P_E = 0.2073A cdot 12V = 2.4876W approx 2.48W Virtalähteen napojen vastaisesti, joten se ottaa piiristä latausvirtaa</annotation>
  </semantics>
</math>
</file>

<file path=Object 58/content.xml><?xml version="1.0" encoding="utf-8"?>
<math xmlns="http://www.w3.org/1998/Math/MathML">
  <semantics>
    <mrow>
      <mrow>
        <mi>I</mi>
        <mo stretchy="false">=</mo>
        <mrow>
          <mrow>
            <mrow>
              <mfrac>
                <mrow>
                  <msub>
                    <mi>P</mi>
                    <mi mathvariant="italic">halogeeni</mi>
                  </msub>
                </mrow>
                <mrow>
                  <msub>
                    <mi>U</mi>
                    <mi mathvariant="italic">halogeeni</mi>
                  </msub>
                </mrow>
              </mfrac>
              <mo stretchy="false">+</mo>
              <mrow>
                <mrow>
                  <mo stretchy="false">(</mo>
                  <mrow>
                    <mrow>
                      <mfrac>
                        <mrow>
                          <msub>
                            <mi>P</mi>
                            <mi mathvariant="italic">halogeeni</mi>
                          </msub>
                        </mrow>
                        <mrow>
                          <msub>
                            <mi>U</mi>
                            <mi mathvariant="italic">halogeeni</mi>
                          </msub>
                        </mrow>
                      </mfrac>
                      <mo stretchy="false">+</mo>
                      <mfrac>
                        <mrow>
                          <msub>
                            <mi>P</mi>
                            <mi mathvariant="italic">rälläkkä</mi>
                          </msub>
                        </mrow>
                        <mrow>
                          <msub>
                            <mi>U</mi>
                            <mi mathvariant="italic">rälläkkä</mi>
                          </msub>
                        </mrow>
                      </mfrac>
                    </mrow>
                  </mrow>
                  <mo stretchy="false">)</mo>
                </mrow>
                <mo stretchy="false">⋅</mo>
                <msub>
                  <mi>R</mi>
                  <mi mathvariant="italic">johto1</mi>
                </msub>
              </mrow>
            </mrow>
            <mo stretchy="false">+</mo>
            <mfrac>
              <mrow>
                <msub>
                  <mi>P</mi>
                  <mi mathvariant="italic">rälläkkä</mi>
                </msub>
              </mrow>
              <mrow>
                <msub>
                  <mi>U</mi>
                  <mi mathvariant="italic">rälläkkä</mi>
                </msub>
              </mrow>
            </mfrac>
          </mrow>
          <mo stretchy="false">+</mo>
          <mrow>
            <mrow>
              <mo stretchy="false">(</mo>
              <mrow>
                <mfrac>
                  <mrow>
                    <msub>
                      <mi>P</mi>
                      <mi mathvariant="italic">rälläkkä</mi>
                    </msub>
                  </mrow>
                  <mrow>
                    <msub>
                      <mi>U</mi>
                      <mi mathvariant="italic">rälläkkä</mi>
                    </msub>
                  </mrow>
                </mfrac>
              </mrow>
              <mo stretchy="false">)</mo>
            </mrow>
            <mo stretchy="false">⋅</mo>
            <msub>
              <mi>R</mi>
              <mi mathvariant="italic">johto2</mi>
            </msub>
          </mrow>
        </mrow>
      </mrow>
    </mrow>
    <annotation encoding="StarMath 5.0">I ={P_halogeeni} over {U_halogeeni} + ({P_halogeeni} over {U_halogeeni} + {P_rälläkkä} over {U_rälläkkä}) cdot R_johto1 + {P_rälläkkä} over {U_rälläkkä} + ({P_rälläkkä} over {U_rälläkkä}) cdot R_johto2</annotation>
  </semantics>
</math>
</file>

<file path=Object 59/content.xml><?xml version="1.0" encoding="utf-8"?>
<math xmlns="http://www.w3.org/1998/Math/MathML">
  <semantics>
    <mrow>
      <mrow>
        <msub>
          <mi>P</mi>
          <mi mathvariant="italic">johto1</mi>
        </msub>
        <mo stretchy="false">=</mo>
        <mn>65.9585</mn>
      </mrow>
      <mn>...</mn>
      <mi>W</mi>
    </mrow>
    <annotation encoding="StarMath 5.0">P_johto1 = 65.9585...W</annotation>
  </semantics>
</math>
</file>

<file path=Object 6/content.xml><?xml version="1.0" encoding="utf-8"?>
<math xmlns="http://www.w3.org/1998/Math/MathML">
  <semantics>
    <mrow>
      <mrow>
        <msub>
          <mi>R</mi>
          <mn>6</mn>
        </msub>
        <mo stretchy="false">=</mo>
        <mn>32</mn>
      </mrow>
      <mo stretchy="false">Ω</mo>
    </mrow>
    <annotation encoding="StarMath 5.0">R_6 = 32%OMEGA</annotation>
  </semantics>
</math>
</file>

<file path=Object 60/content.xml><?xml version="1.0" encoding="utf-8"?>
<math xmlns="http://www.w3.org/1998/Math/MathML">
  <semantics>
    <mrow>
      <mrow>
        <msub>
          <mi>R</mi>
          <mi>J</mi>
        </msub>
        <mo stretchy="false">=</mo>
        <mn>44.7152</mn>
      </mrow>
      <mn>...</mn>
      <mrow>
        <mi>W</mi>
        <mo stretchy="false">≈</mo>
        <mn>44.7W</mn>
      </mrow>
    </mrow>
    <annotation encoding="StarMath 5.0">R_J = 44.7152...W approx 44.7W</annotation>
  </semantics>
</math>
</file>

<file path=Object 7/content.xml><?xml version="1.0" encoding="utf-8"?>
<math xmlns="http://www.w3.org/1998/Math/MathML">
  <semantics>
    <mrow>
      <mrow>
        <msub>
          <mi>R</mi>
          <mn>7</mn>
        </msub>
        <mo stretchy="false">=</mo>
        <mn>45</mn>
      </mrow>
      <mo stretchy="false">Ω</mo>
    </mrow>
    <annotation encoding="StarMath 5.0">R_7 = 45%OMEGA</annotation>
  </semantics>
</math>
</file>

<file path=Object 8/content.xml><?xml version="1.0" encoding="utf-8"?>
<math xmlns="http://www.w3.org/1998/Math/MathML">
  <semantics>
    <mrow>
      <mrow>
        <mi>U</mi>
        <mo stretchy="false">=</mo>
        <mn>189.2</mn>
      </mrow>
      <mi>V</mi>
    </mrow>
    <annotation encoding="StarMath 5.0">U = 189.2 V</annotation>
  </semantics>
</math>
</file>

<file path=Object 9/content.xml><?xml version="1.0" encoding="utf-8"?>
<math xmlns="http://www.w3.org/1998/Math/MathML">
  <semantics>
    <mrow>
      <mrow>
        <mi>P</mi>
        <mo stretchy="false">=</mo>
        <mrow>
          <msup>
            <mi>I</mi>
            <mn>2</mn>
          </msup>
          <mo stretchy="false">⋅</mo>
          <mi>R</mi>
        </mrow>
      </mrow>
    </mrow>
    <annotation encoding="StarMath 5.0">P = I^2 cdot R</annotation>
  </semantics>
</math>
</file>